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Arial" svg:font-family="Arial" style:font-family-generic="swiss"/>
    <style:font-face style:name="Copperplate Gothic Bold" svg:font-family="'Copperplate Gothic Bold'" style:font-family-generic="swiss"/>
    <style:font-face style:name="Lucida Sans1" svg:font-family="'Lucida Sans'" style:font-family-generic="swiss"/>
    <style:font-face style:name="Symbol" svg:font-family="Symbol"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3.598cm" table:align="left"/>
    </style:style>
    <style:style style:name="Table5.A" style:family="table-column">
      <style:table-column-properties style:column-width="1.693cm"/>
    </style:style>
    <style:style style:name="Table5.B" style:family="table-column">
      <style:table-column-properties style:column-width="1.905cm"/>
    </style:style>
    <style:style style:name="Table5.A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3.401cm" style:rel-column-width="13107*"/>
    </style:style>
    <style:style style:name="Table6.A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3.401cm" style:rel-column-width="13107*"/>
    </style:style>
    <style:style style:name="Table7.A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6.191cm"/>
    </style:style>
    <style:style style:name="Table4.B" style:family="table-column">
      <style:table-column-properties style:column-width="10.821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top="0cm" fo:margin-bottom="0.25cm" loext:contextual-spacing="true" fo:line-height="100%"/>
      <style:text-properties officeooo:rsid="000bc289" officeooo:paragraph-rsid="000bc289"/>
    </style:style>
    <style:style style:name="P2" style:family="paragraph" style:parent-style-name="Text_20_body">
      <style:paragraph-properties fo:margin-top="0cm" fo:margin-bottom="0.25cm" loext:contextual-spacing="true" fo:line-height="100%"/>
      <style:text-properties fo:font-weight="bold" officeooo:rsid="001db122" officeooo:paragraph-rsid="00252bab" style:font-weight-asian="bold" style:font-weight-complex="bold"/>
    </style:style>
    <style:style style:name="P3" style:family="paragraph" style:parent-style-name="Text_20_body">
      <style:paragraph-properties fo:margin-top="0cm" fo:margin-bottom="0.25cm" loext:contextual-spacing="true" fo:line-height="100%"/>
      <style:text-properties fo:font-weight="normal" officeooo:rsid="000bc289" officeooo:paragraph-rsid="000bc289" style:font-weight-asian="normal" style:font-weight-complex="normal"/>
    </style:style>
    <style:style style:name="P4" style:family="paragraph" style:parent-style-name="Text_20_body">
      <style:paragraph-properties fo:margin-top="0cm" fo:margin-bottom="0.25cm" loext:contextual-spacing="true" fo:line-height="100%"/>
      <style:text-properties fo:font-weight="normal" officeooo:rsid="000ca5a8" officeooo:paragraph-rsid="000ca5a8" style:font-weight-asian="normal" style:font-weight-complex="normal"/>
    </style:style>
    <style:style style:name="P5" style:family="paragraph" style:parent-style-name="Text_20_body">
      <style:paragraph-properties fo:margin-top="0cm" fo:margin-bottom="0.25cm" loext:contextual-spacing="true" fo:line-height="100%"/>
      <style:text-properties fo:font-weight="normal" officeooo:rsid="000ca5a8" officeooo:paragraph-rsid="00191da3" style:font-weight-asian="normal" style:font-weight-complex="normal"/>
    </style:style>
    <style:style style:name="P6" style:family="paragraph" style:parent-style-name="Text_20_body">
      <style:paragraph-properties fo:margin-top="0cm" fo:margin-bottom="0.25cm" loext:contextual-spacing="true" fo:line-height="100%"/>
      <style:text-properties fo:font-weight="normal" officeooo:rsid="000d61a8" officeooo:paragraph-rsid="000d61a8" style:font-weight-asian="normal" style:font-weight-complex="normal"/>
    </style:style>
    <style:style style:name="P7" style:family="paragraph" style:parent-style-name="Text_20_body">
      <style:paragraph-properties fo:margin-top="0cm" fo:margin-bottom="0.25cm" loext:contextual-spacing="true" fo:line-height="100%"/>
      <style:text-properties fo:font-weight="normal" officeooo:rsid="00136c4d" officeooo:paragraph-rsid="00136c4d" style:font-weight-asian="normal" style:font-weight-complex="normal"/>
    </style:style>
    <style:style style:name="P8" style:family="paragraph" style:parent-style-name="Text_20_body">
      <style:paragraph-properties fo:margin-top="0cm" fo:margin-bottom="0.25cm" loext:contextual-spacing="true" fo:line-height="100%"/>
      <style:text-properties fo:font-weight="normal" officeooo:rsid="00208c5b" officeooo:paragraph-rsid="00208c5b" style:font-weight-asian="normal" style:font-weight-complex="normal"/>
    </style:style>
    <style:style style:name="P9" style:family="paragraph" style:parent-style-name="Text_20_body">
      <style:paragraph-properties fo:margin-top="0cm" fo:margin-bottom="0.25cm" loext:contextual-spacing="true" fo:line-height="100%"/>
      <style:text-properties fo:font-weight="normal" officeooo:rsid="00208c5b" officeooo:paragraph-rsid="002281ad" style:font-weight-asian="normal" style:font-weight-complex="normal"/>
    </style:style>
    <style:style style:name="P10" style:family="paragraph" style:parent-style-name="Text_20_body">
      <style:paragraph-properties fo:margin-top="0cm" fo:margin-bottom="0.25cm" loext:contextual-spacing="true" fo:line-height="100%"/>
      <style:text-properties fo:font-weight="normal" officeooo:rsid="0021ab98" officeooo:paragraph-rsid="0021ab98" style:font-weight-asian="normal" style:font-weight-complex="normal"/>
    </style:style>
    <style:style style:name="P11" style:family="paragraph" style:parent-style-name="Text_20_body">
      <style:paragraph-properties fo:margin-top="0cm" fo:margin-bottom="0.25cm" loext:contextual-spacing="true" fo:line-height="100%"/>
      <style:text-properties fo:font-weight="normal" officeooo:rsid="00791a7b" officeooo:paragraph-rsid="00791a7b" style:font-weight-asian="normal" style:font-weight-complex="normal"/>
    </style:style>
    <style:style style:name="P12" style:family="paragraph" style:parent-style-name="Text_20_body">
      <style:paragraph-properties fo:margin-top="0cm" fo:margin-bottom="0.25cm" loext:contextual-spacing="true" fo:line-height="100%"/>
      <style:text-properties style:text-underline-style="solid" style:text-underline-width="auto" style:text-underline-color="font-color" fo:font-weight="normal" officeooo:rsid="000c7863" officeooo:paragraph-rsid="000c7863" style:font-weight-asian="normal" style:font-weight-complex="normal"/>
    </style:style>
    <style:style style:name="P13" style:family="paragraph" style:parent-style-name="Text_20_body">
      <style:paragraph-properties fo:margin-top="0cm" fo:margin-bottom="0.25cm" loext:contextual-spacing="true" fo:line-height="100%"/>
      <style:text-properties style:text-underline-style="solid" style:text-underline-width="auto" style:text-underline-color="font-color" fo:font-weight="normal" officeooo:rsid="000ca5a8" officeooo:paragraph-rsid="000ca5a8" style:font-weight-asian="normal" style:font-weight-complex="normal"/>
    </style:style>
    <style:style style:name="P14" style:family="paragraph" style:parent-style-name="Text_20_body">
      <style:paragraph-properties fo:margin-top="0cm" fo:margin-bottom="0.25cm" loext:contextual-spacing="true" fo:line-height="100%"/>
      <style:text-properties style:text-underline-style="solid" style:text-underline-width="auto" style:text-underline-color="font-color" fo:font-weight="normal" officeooo:rsid="008ba15a" officeooo:paragraph-rsid="008ba15a" style:font-weight-asian="normal" style:font-weight-complex="normal"/>
    </style:style>
    <style:style style:name="P15" style:family="paragraph" style:parent-style-name="Text_20_body">
      <style:paragraph-properties fo:margin-top="0cm" fo:margin-bottom="0.25cm" loext:contextual-spacing="true" fo:line-height="100%"/>
      <style:text-properties style:text-underline-style="solid" style:text-underline-width="auto" style:text-underline-color="font-color" fo:font-weight="normal" officeooo:rsid="008ca1ca" officeooo:paragraph-rsid="008ca1ca" style:font-weight-asian="normal" style:font-weight-complex="normal"/>
    </style:style>
    <style:style style:name="P16" style:family="paragraph" style:parent-style-name="Text_20_body">
      <style:paragraph-properties fo:margin-top="0cm" fo:margin-bottom="0.25cm" loext:contextual-spacing="true" fo:line-height="100%"/>
      <style:text-properties style:text-underline-style="solid" style:text-underline-width="auto" style:text-underline-color="font-color" fo:font-weight="normal" officeooo:rsid="009279b4" officeooo:paragraph-rsid="009840fb" style:font-weight-asian="normal" style:font-weight-complex="normal"/>
    </style:style>
    <style:style style:name="P17" style:family="paragraph" style:parent-style-name="Text_20_body">
      <style:paragraph-properties fo:margin-top="0cm" fo:margin-bottom="0.25cm" loext:contextual-spacing="true" fo:line-height="100%"/>
      <style:text-properties style:text-underline-style="solid" style:text-underline-width="auto" style:text-underline-color="font-color" fo:font-weight="normal" officeooo:rsid="0095d1ca" officeooo:paragraph-rsid="0095d1ca" style:font-weight-asian="normal" style:font-weight-complex="normal"/>
    </style:style>
    <style:style style:name="P18" style:family="paragraph" style:parent-style-name="Text_20_body">
      <style:paragraph-properties fo:margin-top="0cm" fo:margin-bottom="0.25cm" loext:contextual-spacing="true" fo:line-height="100%"/>
      <style:text-properties style:text-underline-style="solid" style:text-underline-width="auto" style:text-underline-color="font-color" fo:font-weight="normal" officeooo:rsid="0098c9ae" officeooo:paragraph-rsid="0098c9ae" style:font-weight-asian="normal" style:font-weight-complex="normal"/>
    </style:style>
    <style:style style:name="P19" style:family="paragraph" style:parent-style-name="Text_20_body">
      <style:paragraph-properties fo:margin-top="0cm" fo:margin-bottom="0.25cm" loext:contextual-spacing="true" fo:line-height="100%"/>
      <style:text-properties style:text-underline-style="solid" style:text-underline-width="auto" style:text-underline-color="font-color" fo:font-weight="normal" officeooo:rsid="009b8b26" officeooo:paragraph-rsid="009b8b26" style:font-weight-asian="normal" style:font-weight-complex="normal"/>
    </style:style>
    <style:style style:name="P20" style:family="paragraph" style:parent-style-name="Text_20_body">
      <style:paragraph-properties fo:margin-top="0cm" fo:margin-bottom="0.25cm" loext:contextual-spacing="true" fo:line-height="100%"/>
      <style:text-properties style:text-underline-style="solid" style:text-underline-width="auto" style:text-underline-color="font-color" fo:font-weight="normal" officeooo:rsid="009c95e2" officeooo:paragraph-rsid="009c95e2" style:font-weight-asian="normal" style:font-weight-complex="normal"/>
    </style:style>
    <style:style style:name="P21" style:family="paragraph" style:parent-style-name="Text_20_body">
      <style:paragraph-properties fo:margin-top="0cm" fo:margin-bottom="0.25cm" loext:contextual-spacing="true" fo:line-height="100%"/>
      <style:text-properties style:text-underline-style="solid" style:text-underline-width="auto" style:text-underline-color="font-color" fo:font-weight="normal" officeooo:rsid="009ef119" officeooo:paragraph-rsid="009ef119" style:font-weight-asian="normal" style:font-weight-complex="normal"/>
    </style:style>
    <style:style style:name="P22" style:family="paragraph" style:parent-style-name="Text_20_body">
      <style:paragraph-properties fo:margin-top="0cm" fo:margin-bottom="0.25cm" loext:contextual-spacing="true" fo:line-height="100%"/>
      <style:text-properties style:text-underline-style="solid" style:text-underline-width="auto" style:text-underline-color="font-color" fo:font-weight="normal" officeooo:rsid="00a8ab9c" officeooo:paragraph-rsid="00a8ab9c" style:font-weight-asian="normal" style:font-weight-complex="normal"/>
    </style:style>
    <style:style style:name="P23" style:family="paragraph" style:parent-style-name="Text_20_body">
      <style:paragraph-properties fo:margin-top="0cm" fo:margin-bottom="0.25cm" loext:contextual-spacing="true" fo:line-height="100%"/>
      <style:text-properties style:text-underline-style="solid" style:text-underline-width="auto" style:text-underline-color="font-color" fo:font-weight="normal" officeooo:rsid="00af4a3d" officeooo:paragraph-rsid="00af4a3d" style:font-weight-asian="normal" style:font-weight-complex="normal"/>
    </style:style>
    <style:style style:name="P24" style:family="paragraph" style:parent-style-name="Text_20_body">
      <style:paragraph-properties fo:margin-top="0cm" fo:margin-bottom="0.25cm" loext:contextual-spacing="true" fo:line-height="100%"/>
      <style:text-properties style:text-underline-style="solid" style:text-underline-width="auto" style:text-underline-color="font-color" fo:font-weight="bold" officeooo:rsid="00791a7b" officeooo:paragraph-rsid="00791a7b" style:font-weight-asian="bold" style:font-weight-complex="bold"/>
    </style:style>
    <style:style style:name="P25" style:family="paragraph" style:parent-style-name="Text_20_body">
      <style:paragraph-properties fo:margin-top="0cm" fo:margin-bottom="0.25cm" loext:contextual-spacing="true" fo:line-height="100%"/>
      <style:text-properties style:text-underline-style="solid" style:text-underline-width="auto" style:text-underline-color="font-color" fo:font-weight="bold" officeooo:rsid="0067d448" officeooo:paragraph-rsid="0067d448" style:font-weight-asian="bold" style:font-weight-complex="bold"/>
    </style:style>
    <style:style style:name="P26" style:family="paragraph" style:parent-style-name="Text_20_body">
      <style:paragraph-properties fo:margin-top="0cm" fo:margin-bottom="0.25cm" loext:contextual-spacing="true" fo:line-height="100%"/>
      <style:text-properties style:text-underline-style="solid" style:text-underline-width="auto" style:text-underline-color="font-color" fo:font-weight="bold" officeooo:rsid="00252bab" officeooo:paragraph-rsid="00252bab" style:font-weight-asian="bold" style:font-weight-complex="bold"/>
    </style:style>
    <style:style style:name="P27" style:family="paragraph" style:parent-style-name="Text_20_body">
      <style:paragraph-properties fo:margin-top="0cm" fo:margin-bottom="0.25cm" loext:contextual-spacing="true" fo:line-height="100%"/>
      <style:text-properties style:text-underline-style="solid" style:text-underline-width="auto" style:text-underline-color="font-color" fo:font-weight="bold" officeooo:rsid="00707a21" officeooo:paragraph-rsid="00707a21" style:font-weight-asian="bold" style:font-weight-complex="bold"/>
    </style:style>
    <style:style style:name="P28" style:family="paragraph" style:parent-style-name="Text_20_body">
      <style:paragraph-properties fo:margin-top="0cm" fo:margin-bottom="0.25cm" loext:contextual-spacing="true" fo:line-height="100%"/>
      <style:text-properties style:text-underline-style="solid" style:text-underline-width="auto" style:text-underline-color="font-color" fo:font-weight="bold" officeooo:rsid="003493e5" officeooo:paragraph-rsid="003493e5" style:font-weight-asian="bold" style:font-weight-complex="bold"/>
    </style:style>
    <style:style style:name="P29" style:family="paragraph" style:parent-style-name="Text_20_body">
      <style:paragraph-properties fo:margin-top="0cm" fo:margin-bottom="0.25cm" loext:contextual-spacing="true" fo:line-height="100%"/>
      <style:text-properties style:text-underline-style="none" fo:font-weight="normal" officeooo:rsid="000c7863" officeooo:paragraph-rsid="000c7863" style:font-weight-asian="normal" style:font-weight-complex="normal"/>
    </style:style>
    <style:style style:name="P30" style:family="paragraph" style:parent-style-name="Text_20_body">
      <style:paragraph-properties fo:margin-top="0cm" fo:margin-bottom="0.25cm" loext:contextual-spacing="true" fo:line-height="100%"/>
      <style:text-properties style:text-underline-style="none" fo:font-weight="normal" officeooo:rsid="000ca5a8" officeooo:paragraph-rsid="000ca5a8" style:font-weight-asian="normal" style:font-weight-complex="normal"/>
    </style:style>
    <style:style style:name="P31" style:family="paragraph" style:parent-style-name="Text_20_body">
      <style:paragraph-properties fo:margin-top="0cm" fo:margin-bottom="0.25cm" loext:contextual-spacing="true" fo:line-height="100%"/>
      <style:text-properties style:text-underline-style="none" fo:font-weight="normal" officeooo:rsid="000ca5a8" officeooo:paragraph-rsid="00191da3" style:font-weight-asian="normal" style:font-weight-complex="normal"/>
    </style:style>
    <style:style style:name="P32" style:family="paragraph" style:parent-style-name="Text_20_body">
      <style:paragraph-properties fo:margin-top="0cm" fo:margin-bottom="0.25cm" loext:contextual-spacing="true" fo:line-height="100%"/>
      <style:text-properties style:text-underline-style="none" fo:font-weight="normal" officeooo:rsid="000d61a8" officeooo:paragraph-rsid="000d61a8" style:font-weight-asian="normal" style:font-weight-complex="normal"/>
    </style:style>
    <style:style style:name="P33" style:family="paragraph" style:parent-style-name="Text_20_body">
      <style:paragraph-properties fo:margin-top="0cm" fo:margin-bottom="0.25cm" loext:contextual-spacing="true" fo:line-height="100%"/>
      <style:text-properties style:text-underline-style="none" fo:font-weight="normal" officeooo:rsid="00155c3e" officeooo:paragraph-rsid="00155c3e" style:font-weight-asian="normal" style:font-weight-complex="normal"/>
    </style:style>
    <style:style style:name="P34" style:family="paragraph" style:parent-style-name="Text_20_body">
      <style:paragraph-properties fo:margin-top="0cm" fo:margin-bottom="0.25cm" loext:contextual-spacing="true" fo:line-height="100%"/>
      <style:text-properties style:text-underline-style="none" fo:font-weight="normal" officeooo:rsid="00155c3e" officeooo:paragraph-rsid="001beeff" style:font-weight-asian="normal" style:font-weight-complex="normal"/>
    </style:style>
    <style:style style:name="P35" style:family="paragraph" style:parent-style-name="Text_20_body">
      <style:paragraph-properties fo:margin-top="0cm" fo:margin-bottom="0.25cm" loext:contextual-spacing="true" fo:line-height="100%"/>
      <style:text-properties style:text-underline-style="none" fo:font-weight="normal" officeooo:rsid="00172738" officeooo:paragraph-rsid="00172738" style:font-weight-asian="normal" style:font-weight-complex="normal"/>
    </style:style>
    <style:style style:name="P36" style:family="paragraph" style:parent-style-name="Text_20_body">
      <style:paragraph-properties fo:margin-top="0cm" fo:margin-bottom="0.25cm" loext:contextual-spacing="true" fo:line-height="100%"/>
      <style:text-properties style:text-underline-style="none" fo:font-weight="normal" officeooo:rsid="00172738" officeooo:paragraph-rsid="001b6726" style:font-weight-asian="normal" style:font-weight-complex="normal"/>
    </style:style>
    <style:style style:name="P37" style:family="paragraph" style:parent-style-name="Text_20_body">
      <style:paragraph-properties fo:margin-top="0cm" fo:margin-bottom="0.25cm" loext:contextual-spacing="true" fo:line-height="100%"/>
      <style:text-properties style:text-underline-style="none" fo:font-weight="normal" officeooo:rsid="00172738" officeooo:paragraph-rsid="0071a634" style:font-weight-asian="normal" style:font-weight-complex="normal"/>
    </style:style>
    <style:style style:name="P38" style:family="paragraph" style:parent-style-name="Text_20_body">
      <style:paragraph-properties fo:margin-top="0cm" fo:margin-bottom="0.25cm" loext:contextual-spacing="true" fo:line-height="100%"/>
      <style:text-properties style:text-underline-style="none" fo:font-weight="normal" officeooo:rsid="00191da3" officeooo:paragraph-rsid="00191da3" style:font-weight-asian="normal" style:font-weight-complex="normal"/>
    </style:style>
    <style:style style:name="P39" style:family="paragraph" style:parent-style-name="Text_20_body">
      <style:paragraph-properties fo:margin-top="0cm" fo:margin-bottom="0.25cm" loext:contextual-spacing="true" fo:line-height="100%"/>
      <style:text-properties style:text-underline-style="none" fo:font-weight="normal" officeooo:rsid="00191da3" officeooo:paragraph-rsid="0071a634" style:font-weight-asian="normal" style:font-weight-complex="normal"/>
    </style:style>
    <style:style style:name="P40" style:family="paragraph" style:parent-style-name="Text_20_body">
      <style:paragraph-properties fo:margin-top="0cm" fo:margin-bottom="0.25cm" loext:contextual-spacing="true" fo:line-height="100%"/>
      <style:text-properties style:text-underline-style="none" fo:font-weight="normal" officeooo:rsid="001b88ee" officeooo:paragraph-rsid="001b88ee" style:font-weight-asian="normal" style:font-weight-complex="normal"/>
    </style:style>
    <style:style style:name="P41" style:family="paragraph" style:parent-style-name="Text_20_body">
      <style:paragraph-properties fo:margin-top="0cm" fo:margin-bottom="0.25cm" loext:contextual-spacing="true" fo:line-height="100%"/>
      <style:text-properties style:text-underline-style="none" fo:font-weight="normal" officeooo:rsid="001beeff" officeooo:paragraph-rsid="001beeff" style:font-weight-asian="normal" style:font-weight-complex="normal"/>
    </style:style>
    <style:style style:name="P42" style:family="paragraph" style:parent-style-name="Text_20_body">
      <style:paragraph-properties fo:margin-top="0cm" fo:margin-bottom="0.25cm" loext:contextual-spacing="true" fo:line-height="100%"/>
      <style:text-properties style:text-underline-style="none" fo:font-weight="normal" officeooo:rsid="002bd5b2" officeooo:paragraph-rsid="002bd5b2" style:font-weight-asian="normal" style:font-weight-complex="normal"/>
    </style:style>
    <style:style style:name="P43" style:family="paragraph" style:parent-style-name="Text_20_body">
      <style:paragraph-properties fo:margin-top="0cm" fo:margin-bottom="0.25cm" loext:contextual-spacing="true" fo:line-height="100%"/>
      <style:text-properties style:text-underline-style="none" fo:font-weight="normal" officeooo:rsid="0019d7ef" officeooo:paragraph-rsid="00191da3" style:font-weight-asian="normal" style:font-weight-complex="normal"/>
    </style:style>
    <style:style style:name="P44" style:family="paragraph" style:parent-style-name="Text_20_body">
      <style:paragraph-properties fo:margin-top="0cm" fo:margin-bottom="0.25cm" loext:contextual-spacing="true" fo:line-height="100%"/>
      <style:text-properties style:text-underline-style="none" fo:font-weight="normal" officeooo:rsid="0019d7ef" officeooo:paragraph-rsid="0071a634" style:font-weight-asian="normal" style:font-weight-complex="normal"/>
    </style:style>
    <style:style style:name="P45" style:family="paragraph" style:parent-style-name="Text_20_body">
      <style:paragraph-properties fo:margin-top="0cm" fo:margin-bottom="0.25cm" loext:contextual-spacing="true" fo:line-height="100%"/>
      <style:text-properties style:text-underline-style="none" fo:font-weight="normal" officeooo:rsid="002434f3" officeooo:paragraph-rsid="002434f3" style:font-weight-asian="normal" style:font-weight-complex="normal"/>
    </style:style>
    <style:style style:name="P46" style:family="paragraph" style:parent-style-name="Text_20_body">
      <style:paragraph-properties fo:margin-top="0cm" fo:margin-bottom="0.25cm" loext:contextual-spacing="true" fo:line-height="100%"/>
      <style:text-properties style:text-underline-style="none" fo:font-weight="normal" officeooo:rsid="002434f3" officeooo:paragraph-rsid="0071a634" style:font-weight-asian="normal" style:font-weight-complex="normal"/>
    </style:style>
    <style:style style:name="P47" style:family="paragraph" style:parent-style-name="Text_20_body">
      <style:paragraph-properties fo:margin-top="0cm" fo:margin-bottom="0.25cm" loext:contextual-spacing="true" fo:line-height="100%"/>
      <style:text-properties style:text-underline-style="none" fo:font-weight="normal" officeooo:rsid="00208c5b" officeooo:paragraph-rsid="002281ad" style:font-weight-asian="normal" style:font-weight-complex="normal"/>
    </style:style>
    <style:style style:name="P48" style:family="paragraph" style:parent-style-name="Text_20_body">
      <style:paragraph-properties fo:margin-top="0cm" fo:margin-bottom="0.25cm" loext:contextual-spacing="true" fo:line-height="100%"/>
      <style:text-properties style:text-underline-style="none" fo:font-weight="normal" officeooo:rsid="002108e1" officeooo:paragraph-rsid="002108e1" style:font-weight-asian="normal" style:font-weight-complex="normal"/>
    </style:style>
    <style:style style:name="P49" style:family="paragraph" style:parent-style-name="Text_20_body">
      <style:paragraph-properties fo:margin-top="0cm" fo:margin-bottom="0.25cm" loext:contextual-spacing="true" fo:line-height="100%"/>
      <style:text-properties style:text-underline-style="none" fo:font-weight="normal" officeooo:rsid="001f160c" officeooo:paragraph-rsid="001f160c" style:font-weight-asian="normal" style:font-weight-complex="normal"/>
    </style:style>
    <style:style style:name="P50" style:family="paragraph" style:parent-style-name="Text_20_body">
      <style:paragraph-properties fo:margin-top="0cm" fo:margin-bottom="0.25cm" loext:contextual-spacing="true" fo:line-height="100%"/>
      <style:text-properties style:text-underline-style="none" fo:font-weight="normal" officeooo:rsid="002c599f" officeooo:paragraph-rsid="002c599f" style:font-weight-asian="normal" style:font-weight-complex="normal"/>
    </style:style>
    <style:style style:name="P51" style:family="paragraph" style:parent-style-name="Text_20_body">
      <style:paragraph-properties fo:margin-top="0cm" fo:margin-bottom="0.25cm" loext:contextual-spacing="true" fo:line-height="100%"/>
      <style:text-properties style:text-underline-style="none" fo:font-weight="normal" officeooo:rsid="003493e5" officeooo:paragraph-rsid="003493e5" style:font-weight-asian="normal" style:font-weight-complex="normal"/>
    </style:style>
    <style:style style:name="P52" style:family="paragraph" style:parent-style-name="Text_20_body">
      <style:paragraph-properties fo:margin-top="0cm" fo:margin-bottom="0.25cm" loext:contextual-spacing="true" fo:line-height="100%"/>
      <style:text-properties style:text-underline-style="none" fo:font-weight="normal" officeooo:rsid="00368ad2" officeooo:paragraph-rsid="00368ad2" style:font-weight-asian="normal" style:font-weight-complex="normal"/>
    </style:style>
    <style:style style:name="P53" style:family="paragraph" style:parent-style-name="Text_20_body">
      <style:paragraph-properties fo:margin-top="0cm" fo:margin-bottom="0.25cm" loext:contextual-spacing="true" fo:line-height="100%"/>
      <style:text-properties style:text-underline-style="none" fo:font-weight="normal" officeooo:rsid="0037dfac" officeooo:paragraph-rsid="0037dfac" style:font-weight-asian="normal" style:font-weight-complex="normal"/>
    </style:style>
    <style:style style:name="P54" style:family="paragraph" style:parent-style-name="Text_20_body">
      <style:paragraph-properties fo:margin-top="0cm" fo:margin-bottom="0.25cm" loext:contextual-spacing="true" fo:line-height="100%"/>
      <style:text-properties style:text-underline-style="none" fo:font-weight="normal" officeooo:rsid="003a7c23" officeooo:paragraph-rsid="003a7c23" style:font-weight-asian="normal" style:font-weight-complex="normal"/>
    </style:style>
    <style:style style:name="P55" style:family="paragraph" style:parent-style-name="Text_20_body">
      <style:paragraph-properties fo:margin-top="0cm" fo:margin-bottom="0.25cm" loext:contextual-spacing="true" fo:line-height="100%"/>
      <style:text-properties style:text-underline-style="none" fo:font-weight="normal" officeooo:rsid="003a7c23" officeooo:paragraph-rsid="003ae17c" style:font-weight-asian="normal" style:font-weight-complex="normal"/>
    </style:style>
    <style:style style:name="P56" style:family="paragraph" style:parent-style-name="Text_20_body">
      <style:paragraph-properties fo:margin-top="0cm" fo:margin-bottom="0.25cm" loext:contextual-spacing="true" fo:line-height="100%"/>
      <style:text-properties style:text-underline-style="none" fo:font-weight="normal" officeooo:rsid="003ae17c" officeooo:paragraph-rsid="003ae17c" style:font-weight-asian="normal" style:font-weight-complex="normal"/>
    </style:style>
    <style:style style:name="P57" style:family="paragraph" style:parent-style-name="Text_20_body">
      <style:paragraph-properties fo:margin-top="0cm" fo:margin-bottom="0.25cm" loext:contextual-spacing="true" fo:line-height="100%"/>
      <style:text-properties style:text-underline-style="none" fo:font-weight="normal" officeooo:rsid="003c5b64" officeooo:paragraph-rsid="003c5b64" style:font-weight-asian="normal" style:font-weight-complex="normal"/>
    </style:style>
    <style:style style:name="P58" style:family="paragraph" style:parent-style-name="Text_20_body">
      <style:paragraph-properties fo:margin-top="0cm" fo:margin-bottom="0.25cm" loext:contextual-spacing="true" fo:line-height="100%"/>
      <style:text-properties style:text-underline-style="none" fo:font-weight="normal" officeooo:rsid="003d0b27" officeooo:paragraph-rsid="003f8a28" style:font-weight-asian="normal" style:font-weight-complex="normal"/>
    </style:style>
    <style:style style:name="P59" style:family="paragraph" style:parent-style-name="Text_20_body">
      <style:paragraph-properties fo:margin-top="0cm" fo:margin-bottom="0.25cm" loext:contextual-spacing="true" fo:line-height="100%"/>
      <style:text-properties style:text-underline-style="none" fo:font-weight="normal" officeooo:rsid="0042fc64" officeooo:paragraph-rsid="0042fc64" style:font-weight-asian="normal" style:font-weight-complex="normal"/>
    </style:style>
    <style:style style:name="P60" style:family="paragraph" style:parent-style-name="Text_20_body">
      <style:paragraph-properties fo:margin-top="0cm" fo:margin-bottom="0.25cm" loext:contextual-spacing="true" fo:line-height="100%"/>
      <style:text-properties style:text-underline-style="none" fo:font-weight="normal" officeooo:rsid="0045cd3c" officeooo:paragraph-rsid="0045cd3c" style:font-weight-asian="normal" style:font-weight-complex="normal"/>
    </style:style>
    <style:style style:name="P61" style:family="paragraph" style:parent-style-name="Text_20_body">
      <style:paragraph-properties fo:margin-top="0cm" fo:margin-bottom="0.25cm" loext:contextual-spacing="true" fo:line-height="100%"/>
      <style:text-properties style:text-underline-style="none" fo:font-weight="normal" officeooo:rsid="00493860" officeooo:paragraph-rsid="00493860" style:font-weight-asian="normal" style:font-weight-complex="normal"/>
    </style:style>
    <style:style style:name="P62" style:family="paragraph" style:parent-style-name="Text_20_body">
      <style:paragraph-properties fo:margin-top="0cm" fo:margin-bottom="0.25cm" loext:contextual-spacing="true" fo:line-height="100%"/>
      <style:text-properties style:text-underline-style="none" fo:font-weight="normal" officeooo:rsid="0052ce42" officeooo:paragraph-rsid="0052ce42" style:font-weight-asian="normal" style:font-weight-complex="normal"/>
    </style:style>
    <style:style style:name="P63" style:family="paragraph" style:parent-style-name="Text_20_body">
      <style:paragraph-properties fo:margin-top="0cm" fo:margin-bottom="0.25cm" loext:contextual-spacing="true" fo:line-height="100%"/>
      <style:text-properties style:text-underline-style="none" fo:font-weight="normal" officeooo:rsid="0053e08b" officeooo:paragraph-rsid="0053e08b" style:font-weight-asian="normal" style:font-weight-complex="normal"/>
    </style:style>
    <style:style style:name="P64" style:family="paragraph" style:parent-style-name="Text_20_body">
      <style:paragraph-properties fo:margin-top="0cm" fo:margin-bottom="0.25cm" loext:contextual-spacing="true" fo:line-height="100%"/>
      <style:text-properties style:text-underline-style="none" fo:font-weight="normal" officeooo:rsid="005b29c5" officeooo:paragraph-rsid="005b29c5" style:font-weight-asian="normal" style:font-weight-complex="normal"/>
    </style:style>
    <style:style style:name="P65" style:family="paragraph" style:parent-style-name="Text_20_body">
      <style:paragraph-properties fo:margin-top="0cm" fo:margin-bottom="0.25cm" loext:contextual-spacing="true" fo:line-height="100%"/>
      <style:text-properties style:text-underline-style="none" fo:font-weight="normal" officeooo:rsid="003e7759" officeooo:paragraph-rsid="003f8a28" style:font-weight-asian="normal" style:font-weight-complex="normal"/>
    </style:style>
    <style:style style:name="P66" style:family="paragraph" style:parent-style-name="Text_20_body">
      <style:paragraph-properties fo:margin-top="0cm" fo:margin-bottom="0.25cm" loext:contextual-spacing="true" fo:line-height="100%"/>
      <style:text-properties style:text-underline-style="none" fo:font-weight="normal" officeooo:rsid="005fa622" officeooo:paragraph-rsid="00629d3b" style:font-weight-asian="normal" style:font-weight-complex="normal"/>
    </style:style>
    <style:style style:name="P67" style:family="paragraph" style:parent-style-name="Text_20_body">
      <style:paragraph-properties fo:margin-top="0cm" fo:margin-bottom="0.25cm" loext:contextual-spacing="true" fo:line-height="100%"/>
      <style:text-properties style:text-underline-style="none" fo:font-weight="normal" officeooo:rsid="00629d3b" officeooo:paragraph-rsid="00629d3b" style:font-weight-asian="normal" style:font-weight-complex="normal"/>
    </style:style>
    <style:style style:name="P68" style:family="paragraph" style:parent-style-name="Text_20_body">
      <style:paragraph-properties fo:margin-top="0cm" fo:margin-bottom="0.25cm" loext:contextual-spacing="true" fo:line-height="100%"/>
      <style:text-properties style:text-underline-style="none" fo:font-weight="normal" officeooo:rsid="006397c8" officeooo:paragraph-rsid="006397c8" style:font-weight-asian="normal" style:font-weight-complex="normal"/>
    </style:style>
    <style:style style:name="P69" style:family="paragraph" style:parent-style-name="Text_20_body">
      <style:paragraph-properties fo:margin-top="0cm" fo:margin-bottom="0.25cm" loext:contextual-spacing="true" fo:line-height="100%"/>
      <style:text-properties style:text-underline-style="none" fo:font-weight="normal" officeooo:rsid="00612515" officeooo:paragraph-rsid="00629d3b" style:font-weight-asian="normal" style:font-weight-complex="normal"/>
    </style:style>
    <style:style style:name="P70" style:family="paragraph" style:parent-style-name="Text_20_body">
      <style:paragraph-properties fo:margin-top="0cm" fo:margin-bottom="0.25cm" loext:contextual-spacing="true" fo:line-height="100%"/>
      <style:text-properties style:text-underline-style="none" fo:font-weight="normal" officeooo:rsid="00696ef1" officeooo:paragraph-rsid="00696ef1" style:font-weight-asian="normal" style:font-weight-complex="normal"/>
    </style:style>
    <style:style style:name="P71" style:family="paragraph" style:parent-style-name="Text_20_body">
      <style:paragraph-properties fo:margin-top="0cm" fo:margin-bottom="0.25cm" loext:contextual-spacing="true" fo:line-height="100%"/>
      <style:text-properties style:text-underline-style="none" fo:font-weight="normal" officeooo:rsid="006e84db" officeooo:paragraph-rsid="006e84db" style:font-weight-asian="normal" style:font-weight-complex="normal"/>
    </style:style>
    <style:style style:name="P72" style:family="paragraph" style:parent-style-name="Text_20_body">
      <style:paragraph-properties fo:margin-top="0cm" fo:margin-bottom="0.25cm" loext:contextual-spacing="true" fo:line-height="100%"/>
      <style:text-properties style:text-underline-style="none" fo:font-weight="normal" officeooo:rsid="006e84db" officeooo:paragraph-rsid="007e4b38" style:font-weight-asian="normal" style:font-weight-complex="normal"/>
    </style:style>
    <style:style style:name="P73" style:family="paragraph" style:parent-style-name="Text_20_body">
      <style:paragraph-properties fo:margin-top="0cm" fo:margin-bottom="0.25cm" loext:contextual-spacing="true" fo:line-height="100%"/>
      <style:text-properties style:text-underline-style="none" fo:font-weight="normal" officeooo:rsid="00707a21" officeooo:paragraph-rsid="00707a21" style:font-weight-asian="normal" style:font-weight-complex="normal"/>
    </style:style>
    <style:style style:name="P74" style:family="paragraph" style:parent-style-name="Text_20_body">
      <style:paragraph-properties fo:margin-top="0cm" fo:margin-bottom="0.25cm" loext:contextual-spacing="true" fo:line-height="100%"/>
      <style:text-properties style:text-underline-style="none" fo:font-weight="normal" officeooo:rsid="0071a634" officeooo:paragraph-rsid="0071a634" style:font-weight-asian="normal" style:font-weight-complex="normal"/>
    </style:style>
    <style:style style:name="P75" style:family="paragraph" style:parent-style-name="Text_20_body">
      <style:paragraph-properties fo:margin-top="0cm" fo:margin-bottom="0.25cm" loext:contextual-spacing="true" fo:line-height="100%"/>
      <style:text-properties style:text-underline-style="none" fo:font-weight="normal" officeooo:rsid="007980bb" officeooo:paragraph-rsid="007980bb" style:font-weight-asian="normal" style:font-weight-complex="normal"/>
    </style:style>
    <style:style style:name="P76" style:family="paragraph" style:parent-style-name="Text_20_body">
      <style:paragraph-properties fo:margin-top="0cm" fo:margin-bottom="0.25cm" loext:contextual-spacing="true" fo:line-height="100%"/>
      <style:text-properties style:text-underline-style="none" fo:font-weight="normal" officeooo:rsid="00791a7b" officeooo:paragraph-rsid="00791a7b" style:font-weight-asian="normal" style:font-weight-complex="normal"/>
    </style:style>
    <style:style style:name="P77" style:family="paragraph" style:parent-style-name="Text_20_body">
      <style:paragraph-properties fo:margin-top="0cm" fo:margin-bottom="0.25cm" loext:contextual-spacing="true" fo:line-height="100%"/>
      <style:text-properties style:text-underline-style="none" fo:font-weight="normal" officeooo:rsid="0083910c" officeooo:paragraph-rsid="0084bac3" style:font-weight-asian="normal" style:font-weight-complex="normal"/>
    </style:style>
    <style:style style:name="P78" style:family="paragraph" style:parent-style-name="Text_20_body">
      <style:paragraph-properties fo:margin-top="0cm" fo:margin-bottom="0.25cm" loext:contextual-spacing="true" fo:line-height="100%"/>
      <style:text-properties style:text-underline-style="none" fo:font-weight="normal" officeooo:rsid="0084bac3" officeooo:paragraph-rsid="0084bac3" style:font-weight-asian="normal" style:font-weight-complex="normal"/>
    </style:style>
    <style:style style:name="P79" style:family="paragraph" style:parent-style-name="Text_20_body">
      <style:paragraph-properties fo:margin-top="0cm" fo:margin-bottom="0.25cm" loext:contextual-spacing="true" fo:line-height="100%"/>
      <style:text-properties style:text-underline-style="none" fo:font-weight="normal" officeooo:rsid="00867f46" officeooo:paragraph-rsid="00867f46" style:font-weight-asian="normal" style:font-weight-complex="normal"/>
    </style:style>
    <style:style style:name="P80" style:family="paragraph" style:parent-style-name="Text_20_body">
      <style:paragraph-properties fo:margin-top="0cm" fo:margin-bottom="0.25cm" loext:contextual-spacing="true" fo:line-height="100%"/>
      <style:text-properties style:text-underline-style="none" fo:font-weight="normal" officeooo:rsid="0088576f" officeooo:paragraph-rsid="0088576f" style:font-weight-asian="normal" style:font-weight-complex="normal"/>
    </style:style>
    <style:style style:name="P81" style:family="paragraph" style:parent-style-name="Text_20_body">
      <style:paragraph-properties fo:margin-top="0cm" fo:margin-bottom="0.25cm" loext:contextual-spacing="true" fo:line-height="100%"/>
      <style:text-properties style:text-underline-style="none" fo:font-weight="normal" officeooo:rsid="0083d0ca" officeooo:paragraph-rsid="0084bac3" style:font-weight-asian="normal" style:font-weight-complex="normal"/>
    </style:style>
    <style:style style:name="P82" style:family="paragraph" style:parent-style-name="Text_20_body">
      <style:paragraph-properties fo:margin-top="0cm" fo:margin-bottom="0.25cm" loext:contextual-spacing="true" fo:line-height="100%"/>
      <style:text-properties style:text-underline-style="none" fo:font-weight="normal" officeooo:rsid="009279b4" officeooo:paragraph-rsid="009279b4" style:font-weight-asian="normal" style:font-weight-complex="normal"/>
    </style:style>
    <style:style style:name="P83" style:family="paragraph" style:parent-style-name="Text_20_body">
      <style:paragraph-properties fo:margin-top="0cm" fo:margin-bottom="0.25cm" loext:contextual-spacing="true" fo:line-height="100%"/>
      <style:text-properties style:text-underline-style="none" fo:font-weight="normal" officeooo:rsid="0099b645" officeooo:paragraph-rsid="0098c9ae" style:font-weight-asian="normal" style:font-weight-complex="normal"/>
    </style:style>
    <style:style style:name="P84" style:family="paragraph" style:parent-style-name="Text_20_body">
      <style:paragraph-properties fo:margin-top="0cm" fo:margin-bottom="0.25cm" loext:contextual-spacing="true" fo:line-height="100%"/>
      <style:text-properties style:text-underline-style="none" fo:font-weight="normal" officeooo:rsid="009b8b26" officeooo:paragraph-rsid="009b8b26" style:font-weight-asian="normal" style:font-weight-complex="normal"/>
    </style:style>
    <style:style style:name="P85" style:family="paragraph" style:parent-style-name="Text_20_body">
      <style:paragraph-properties fo:margin-top="0cm" fo:margin-bottom="0.25cm" loext:contextual-spacing="true" fo:line-height="100%"/>
      <style:text-properties style:text-underline-style="none" fo:font-weight="normal" officeooo:rsid="009c95e2" officeooo:paragraph-rsid="009c95e2" style:font-weight-asian="normal" style:font-weight-complex="normal"/>
    </style:style>
    <style:style style:name="P86" style:family="paragraph" style:parent-style-name="Text_20_body">
      <style:paragraph-properties fo:margin-top="0cm" fo:margin-bottom="0.25cm" loext:contextual-spacing="true" fo:line-height="100%"/>
      <style:text-properties style:text-underline-style="none" fo:font-weight="normal" officeooo:rsid="009d3664" officeooo:paragraph-rsid="009c95e2" style:font-weight-asian="normal" style:font-weight-complex="normal"/>
    </style:style>
    <style:style style:name="P87" style:family="paragraph" style:parent-style-name="Text_20_body">
      <style:paragraph-properties fo:margin-top="0cm" fo:margin-bottom="0.25cm" loext:contextual-spacing="true" fo:line-height="100%"/>
      <style:text-properties style:text-underline-style="none" fo:font-weight="normal" officeooo:rsid="009ef119" officeooo:paragraph-rsid="009ef119" style:font-weight-asian="normal" style:font-weight-complex="normal"/>
    </style:style>
    <style:style style:name="P88" style:family="paragraph" style:parent-style-name="Text_20_body">
      <style:paragraph-properties fo:margin-top="0cm" fo:margin-bottom="0.25cm" loext:contextual-spacing="true" fo:line-height="100%"/>
      <style:text-properties style:text-underline-style="none" fo:font-weight="normal" officeooo:rsid="00a89847" officeooo:paragraph-rsid="00a16719" style:font-weight-asian="normal" style:font-weight-complex="normal"/>
    </style:style>
    <style:style style:name="P89" style:family="paragraph" style:parent-style-name="Text_20_body">
      <style:paragraph-properties fo:margin-top="0cm" fo:margin-bottom="0.25cm" loext:contextual-spacing="true" fo:line-height="100%"/>
      <style:text-properties style:text-underline-style="none" fo:font-weight="normal" officeooo:rsid="00ae2339" officeooo:paragraph-rsid="00a8ab9c" style:font-weight-asian="normal" style:font-weight-complex="normal"/>
    </style:style>
    <style:style style:name="P90" style:family="paragraph" style:parent-style-name="Text_20_body">
      <style:paragraph-properties fo:margin-top="0cm" fo:margin-bottom="0.25cm" loext:contextual-spacing="true" fo:line-height="100%"/>
      <style:text-properties style:text-underline-style="none" fo:font-weight="normal" officeooo:rsid="00af4a3d" officeooo:paragraph-rsid="00af4a3d" style:font-weight-asian="normal" style:font-weight-complex="normal"/>
    </style:style>
    <style:style style:name="P91" style:family="paragraph" style:parent-style-name="Text_20_body">
      <style:paragraph-properties fo:margin-top="0cm" fo:margin-bottom="0.25cm" loext:contextual-spacing="true" fo:line-height="100%"/>
      <style:text-properties style:text-underline-style="none" fo:font-weight="normal" officeooo:rsid="00b5e1f9" officeooo:paragraph-rsid="00b5e1f9" style:font-weight-asian="normal" style:font-weight-complex="normal"/>
    </style:style>
    <style:style style:name="P92" style:family="paragraph" style:parent-style-name="Text_20_body">
      <style:paragraph-properties fo:margin-top="0cm" fo:margin-bottom="0.25cm" loext:contextual-spacing="true" fo:line-height="100%"/>
      <style:text-properties style:text-underline-style="none" fo:font-weight="normal" officeooo:rsid="00b9200e" officeooo:paragraph-rsid="00b9200e" style:font-weight-asian="normal" style:font-weight-complex="normal"/>
    </style:style>
    <style:style style:name="P93" style:family="paragraph" style:parent-style-name="Text_20_body">
      <style:paragraph-properties fo:margin-top="0cm" fo:margin-bottom="0.25cm" loext:contextual-spacing="true" fo:line-height="100%"/>
      <style:text-properties style:text-underline-style="none" fo:font-weight="bold" officeooo:rsid="00136c4d" officeooo:paragraph-rsid="00136c4d" style:font-weight-asian="bold" style:font-weight-complex="bold"/>
    </style:style>
    <style:style style:name="P94" style:family="paragraph" style:parent-style-name="Text_20_body">
      <style:paragraph-properties fo:margin-top="0cm" fo:margin-bottom="0.25cm" loext:contextual-spacing="true" fo:line-height="100%"/>
      <style:text-properties style:text-underline-style="none" fo:font-weight="bold" officeooo:rsid="002bd5b2" officeooo:paragraph-rsid="002bd5b2" style:font-weight-asian="bold" style:font-weight-complex="bold"/>
    </style:style>
    <style:style style:name="P95" style:family="paragraph" style:parent-style-name="Text_20_body">
      <style:paragraph-properties fo:margin-top="0cm" fo:margin-bottom="0.25cm" loext:contextual-spacing="true" fo:line-height="100%"/>
      <style:text-properties style:text-underline-style="none" fo:font-weight="bold" officeooo:rsid="002c599f" officeooo:paragraph-rsid="002c599f" style:font-weight-asian="bold" style:font-weight-complex="bold"/>
    </style:style>
    <style:style style:name="P96" style:family="paragraph" style:parent-style-name="Text_20_body">
      <style:paragraph-properties fo:margin-top="0cm" fo:margin-bottom="0.25cm" loext:contextual-spacing="true" fo:line-height="100%"/>
      <style:text-properties style:text-underline-style="none" fo:font-weight="bold" officeooo:rsid="002f9e4a" officeooo:paragraph-rsid="002f9e4a" style:font-weight-asian="bold" style:font-weight-complex="bold"/>
    </style:style>
    <style:style style:name="P97" style:family="paragraph" style:parent-style-name="Text_20_body">
      <style:paragraph-properties fo:margin-top="0cm" fo:margin-bottom="0.25cm" loext:contextual-spacing="true" fo:line-height="100%"/>
      <style:text-properties style:text-underline-style="none" fo:font-weight="bold" officeooo:rsid="003344f2" officeooo:paragraph-rsid="003344f2" style:font-weight-asian="bold" style:font-weight-complex="bold"/>
    </style:style>
    <style:style style:name="P98" style:family="paragraph" style:parent-style-name="Text_20_body">
      <style:paragraph-properties fo:margin-top="0cm" fo:margin-bottom="0.25cm" loext:contextual-spacing="true" fo:line-height="100%"/>
      <style:text-properties style:text-underline-style="none" fo:font-weight="bold" officeooo:rsid="00155c3e" officeooo:paragraph-rsid="00155c3e" style:font-weight-asian="bold" style:font-weight-complex="bold"/>
    </style:style>
    <style:style style:name="P99" style:family="paragraph" style:parent-style-name="Text_20_body">
      <style:paragraph-properties fo:margin-top="0cm" fo:margin-bottom="0.25cm" loext:contextual-spacing="true" fo:line-height="100%"/>
      <style:text-properties style:text-underline-style="none" fo:font-weight="bold" officeooo:rsid="00252bab" officeooo:paragraph-rsid="00252bab" style:font-weight-asian="bold" style:font-weight-complex="bold"/>
    </style:style>
    <style:style style:name="P100" style:family="paragraph" style:parent-style-name="Text_20_body">
      <style:paragraph-properties fo:margin-top="0cm" fo:margin-bottom="0.25cm" loext:contextual-spacing="true" fo:line-height="100%"/>
      <style:text-properties style:text-underline-style="none" fo:font-weight="bold" officeooo:rsid="003493e5" officeooo:paragraph-rsid="003493e5" style:font-weight-asian="bold" style:font-weight-complex="bold"/>
    </style:style>
    <style:style style:name="P101" style:family="paragraph" style:parent-style-name="Text_20_body">
      <style:paragraph-properties fo:margin-top="0cm" fo:margin-bottom="0.25cm" loext:contextual-spacing="true" fo:line-height="100%"/>
      <style:text-properties style:text-underline-style="none" fo:font-weight="bold" officeooo:rsid="006205a2" officeooo:paragraph-rsid="006205a2" style:font-weight-asian="bold" style:font-weight-complex="bold"/>
    </style:style>
    <style:style style:name="P102" style:family="paragraph" style:parent-style-name="Text_20_body">
      <style:paragraph-properties fo:margin-top="0cm" fo:margin-bottom="0.25cm" loext:contextual-spacing="true" fo:line-height="100%"/>
      <style:text-properties style:text-underline-style="none" fo:font-weight="bold" officeooo:rsid="00629d3b" officeooo:paragraph-rsid="00629d3b" style:font-weight-asian="bold" style:font-weight-complex="bold"/>
    </style:style>
    <style:style style:name="P103" style:family="paragraph" style:parent-style-name="Text_20_body">
      <style:paragraph-properties fo:margin-top="0cm" fo:margin-bottom="0.25cm" loext:contextual-spacing="true" fo:line-height="100%"/>
      <style:text-properties style:text-underline-style="none" fo:font-weight="bold" officeooo:rsid="0067d448" officeooo:paragraph-rsid="0067d448" style:font-weight-asian="bold" style:font-weight-complex="bold"/>
    </style:style>
    <style:style style:name="P104" style:family="paragraph" style:parent-style-name="Text_20_body">
      <style:paragraph-properties fo:margin-top="0cm" fo:margin-bottom="0.25cm" loext:contextual-spacing="true" fo:line-height="100%"/>
      <style:text-properties style:text-underline-style="none" fo:font-weight="bold" officeooo:rsid="00791a7b" officeooo:paragraph-rsid="00791a7b" style:font-weight-asian="bold" style:font-weight-complex="bold"/>
    </style:style>
    <style:style style:name="P105" style:family="paragraph" style:parent-style-name="Text_20_body">
      <style:paragraph-properties fo:margin-top="0cm" fo:margin-bottom="0.25cm" loext:contextual-spacing="true" fo:line-height="100%"/>
      <style:text-properties style:text-underline-style="none" fo:font-weight="bold" officeooo:rsid="002281ad" officeooo:paragraph-rsid="002281ad" style:font-weight-asian="bold" style:font-weight-complex="bold"/>
    </style:style>
    <style:style style:name="P106" style:family="paragraph" style:parent-style-name="Text_20_body">
      <style:paragraph-properties fo:margin-top="0cm" fo:margin-bottom="0.25cm" loext:contextual-spacing="true" fo:line-height="100%"/>
      <style:text-properties style:text-underline-style="none" fo:font-weight="bold" officeooo:rsid="002434f3" officeooo:paragraph-rsid="002434f3" style:font-weight-asian="bold" style:font-weight-complex="bold"/>
    </style:style>
    <style:style style:name="P107" style:family="paragraph" style:parent-style-name="Text_20_body">
      <style:paragraph-properties fo:margin-top="0cm" fo:margin-bottom="0.25cm" loext:contextual-spacing="true" fo:line-height="100%"/>
      <style:text-properties style:text-underline-style="none" fo:font-weight="bold" officeooo:rsid="00707a21" officeooo:paragraph-rsid="00707a21" style:font-weight-asian="bold" style:font-weight-complex="bold"/>
    </style:style>
    <style:style style:name="P108" style:family="paragraph" style:parent-style-name="Text_20_body">
      <style:paragraph-properties fo:margin-top="0cm" fo:margin-bottom="0.25cm" loext:contextual-spacing="true" fo:line-height="100%"/>
      <style:text-properties style:text-underline-style="none" fo:font-weight="bold" officeooo:rsid="00368ad2" officeooo:paragraph-rsid="00368ad2" style:font-weight-asian="bold" style:font-weight-complex="bold"/>
    </style:style>
    <style:style style:name="P109" style:family="paragraph" style:parent-style-name="Text_20_body">
      <style:paragraph-properties fo:margin-top="0cm" fo:margin-bottom="0.25cm" loext:contextual-spacing="true" fo:line-height="100%"/>
      <style:text-properties fo:font-style="italic" style:text-underline-style="solid" style:text-underline-width="auto" style:text-underline-color="font-color" fo:font-weight="normal" officeooo:rsid="000d61a8" officeooo:paragraph-rsid="000d61a8" style:font-style-asian="italic" style:font-weight-asian="normal" style:font-style-complex="italic" style:font-weight-complex="normal"/>
    </style:style>
    <style:style style:name="P110" style:family="paragraph" style:parent-style-name="Text_20_body">
      <style:paragraph-properties fo:margin-top="0cm" fo:margin-bottom="0.25cm" loext:contextual-spacing="true" fo:line-height="100%"/>
      <style:text-properties fo:font-style="italic" style:text-underline-style="solid" style:text-underline-width="auto" style:text-underline-color="font-color" officeooo:rsid="000ca5a8" officeooo:paragraph-rsid="000ca5a8" style:font-style-asian="italic" style:font-style-complex="italic"/>
    </style:style>
    <style:style style:name="P111" style:family="paragraph" style:parent-style-name="Text_20_body">
      <style:paragraph-properties fo:margin-top="0cm" fo:margin-bottom="0.25cm" loext:contextual-spacing="true" fo:line-height="100%"/>
      <style:text-properties fo:font-style="italic" fo:font-weight="normal" officeooo:rsid="000bc289" officeooo:paragraph-rsid="000bc289" style:font-style-asian="italic" style:font-weight-asian="normal" style:font-style-complex="italic" style:font-weight-complex="normal"/>
    </style:style>
    <style:style style:name="P112" style:family="paragraph" style:parent-style-name="Text_20_body">
      <style:paragraph-properties fo:margin-top="0cm" fo:margin-bottom="0.25cm" loext:contextual-spacing="true" fo:line-height="100%"/>
      <style:text-properties fo:font-style="italic" style:text-underline-style="none" fo:font-weight="normal" officeooo:rsid="000d61a8" officeooo:paragraph-rsid="000d61a8" style:font-style-asian="italic" style:font-weight-asian="normal" style:font-style-complex="italic" style:font-weight-complex="normal"/>
    </style:style>
    <style:style style:name="P113" style:family="paragraph" style:parent-style-name="Text_20_body">
      <style:paragraph-properties fo:margin-top="0cm" fo:margin-bottom="0.25cm" loext:contextual-spacing="true" fo:line-height="100%"/>
      <style:text-properties fo:font-style="italic" style:text-underline-style="none" fo:font-weight="normal" officeooo:rsid="002281ad" officeooo:paragraph-rsid="002281ad" style:font-style-asian="italic" style:font-weight-asian="normal" style:font-style-complex="italic" style:font-weight-complex="normal"/>
    </style:style>
    <style:style style:name="P114" style:family="paragraph" style:parent-style-name="Text_20_body">
      <style:paragraph-properties fo:margin-top="0cm" fo:margin-bottom="0.25cm" loext:contextual-spacing="true" fo:line-height="100%"/>
      <style:text-properties fo:font-style="italic" style:text-underline-style="none" fo:font-weight="normal" officeooo:rsid="002108e1" officeooo:paragraph-rsid="002108e1" style:font-style-asian="italic" style:font-weight-asian="normal" style:font-style-complex="italic" style:font-weight-complex="normal"/>
    </style:style>
    <style:style style:name="P115" style:family="paragraph" style:parent-style-name="Text_20_body">
      <style:paragraph-properties fo:margin-top="0cm" fo:margin-bottom="0.25cm" loext:contextual-spacing="true" fo:line-height="100%"/>
      <style:text-properties fo:font-style="italic" style:text-underline-style="none" fo:font-weight="normal" officeooo:rsid="0021ab98" officeooo:paragraph-rsid="0021ab98" style:font-style-asian="italic" style:font-weight-asian="normal" style:font-style-complex="italic" style:font-weight-complex="normal"/>
    </style:style>
    <style:style style:name="P116" style:family="paragraph" style:parent-style-name="Text_20_body">
      <style:paragraph-properties fo:margin-top="0cm" fo:margin-bottom="0.25cm" loext:contextual-spacing="true" fo:line-height="100%"/>
      <style:text-properties fo:font-style="italic" style:text-underline-style="none" fo:font-weight="normal" officeooo:rsid="002434f3" officeooo:paragraph-rsid="002434f3" style:font-style-asian="italic" style:font-weight-asian="normal" style:font-style-complex="italic" style:font-weight-complex="normal"/>
    </style:style>
    <style:style style:name="P117" style:family="paragraph" style:parent-style-name="Text_20_body">
      <style:paragraph-properties fo:margin-top="0cm" fo:margin-bottom="0.25cm" loext:contextual-spacing="true" fo:line-height="100%"/>
      <style:text-properties fo:font-style="italic" style:text-underline-style="none" fo:font-weight="normal" officeooo:rsid="001beeff" officeooo:paragraph-rsid="001beeff" style:font-style-asian="italic" style:font-weight-asian="normal" style:font-style-complex="italic" style:font-weight-complex="normal"/>
    </style:style>
    <style:style style:name="P118" style:family="paragraph" style:parent-style-name="Text_20_body">
      <style:paragraph-properties fo:margin-top="0cm" fo:margin-bottom="0.25cm" loext:contextual-spacing="true" fo:line-height="100%"/>
      <style:text-properties fo:font-style="italic" style:text-underline-style="none" fo:font-weight="normal" officeooo:rsid="00368ad2" officeooo:paragraph-rsid="00368ad2" style:font-style-asian="italic" style:font-weight-asian="normal" style:font-style-complex="italic" style:font-weight-complex="normal"/>
    </style:style>
    <style:style style:name="P119" style:family="paragraph" style:parent-style-name="Text_20_body">
      <style:paragraph-properties fo:margin-top="0cm" fo:margin-bottom="0.25cm" loext:contextual-spacing="true" fo:line-height="100%"/>
      <style:text-properties fo:font-style="italic" style:text-underline-style="none" fo:font-weight="normal" officeooo:rsid="0037dfac" officeooo:paragraph-rsid="0037dfac" style:font-style-asian="italic" style:font-weight-asian="normal" style:font-style-complex="italic" style:font-weight-complex="normal"/>
    </style:style>
    <style:style style:name="P120" style:family="paragraph" style:parent-style-name="Text_20_body">
      <style:paragraph-properties fo:margin-top="0cm" fo:margin-bottom="0.25cm" loext:contextual-spacing="true" fo:line-height="100%"/>
      <style:text-properties fo:font-style="italic" style:text-underline-style="none" fo:font-weight="normal" officeooo:rsid="00791a7b" officeooo:paragraph-rsid="00791a7b" style:font-style-asian="italic" style:font-weight-asian="normal" style:font-style-complex="italic" style:font-weight-complex="normal"/>
    </style:style>
    <style:style style:name="P121" style:family="paragraph" style:parent-style-name="Text_20_body">
      <style:paragraph-properties fo:margin-top="0cm" fo:margin-bottom="0.25cm" loext:contextual-spacing="true" fo:line-height="100%"/>
      <style:text-properties officeooo:rsid="007addb9" officeooo:paragraph-rsid="007addb9"/>
    </style:style>
    <style:style style:name="P122" style:family="paragraph" style:parent-style-name="Standard">
      <style:paragraph-properties fo:margin-top="0cm" fo:margin-bottom="0.25cm" loext:contextual-spacing="true" fo:line-height="100%"/>
      <style:text-properties style:text-underline-style="none" fo:font-weight="normal" officeooo:rsid="00191da3" officeooo:paragraph-rsid="00191da3" style:font-weight-asian="normal" style:font-weight-complex="normal"/>
    </style:style>
    <style:style style:name="P123" style:family="paragraph" style:parent-style-name="Standard">
      <style:paragraph-properties fo:margin-top="0cm" fo:margin-bottom="0.25cm" loext:contextual-spacing="true" fo:line-height="100%"/>
      <style:text-properties style:text-underline-style="none" fo:font-weight="normal" officeooo:rsid="00191da3" officeooo:paragraph-rsid="0071a634" style:font-weight-asian="normal" style:font-weight-complex="normal"/>
    </style:style>
    <style:style style:name="P124" style:family="paragraph" style:parent-style-name="Title">
      <style:text-properties officeooo:rsid="000bc289" officeooo:paragraph-rsid="000bc289"/>
    </style:style>
    <style:style style:name="P125" style:family="paragraph" style:parent-style-name="Text_20_body">
      <style:paragraph-properties fo:margin-top="0cm" fo:margin-bottom="0cm" loext:contextual-spacing="true" fo:line-height="100%"/>
      <style:text-properties style:text-underline-style="none" fo:font-weight="normal" officeooo:rsid="00155c3e" officeooo:paragraph-rsid="00155c3e" style:font-weight-asian="normal" style:font-weight-complex="normal"/>
    </style:style>
    <style:style style:name="P126" style:family="paragraph" style:parent-style-name="Text_20_body">
      <style:paragraph-properties fo:margin-top="0cm" fo:margin-bottom="0cm" loext:contextual-spacing="true" fo:line-height="100%"/>
      <style:text-properties style:text-underline-style="none" fo:font-weight="normal" officeooo:rsid="000ca5a8" officeooo:paragraph-rsid="000ca5a8" style:font-weight-asian="normal" style:font-weight-complex="normal"/>
    </style:style>
    <style:style style:name="P127" style:family="paragraph" style:parent-style-name="Text_20_body">
      <style:paragraph-properties fo:margin-top="0cm" fo:margin-bottom="0cm" loext:contextual-spacing="true" fo:line-height="100%"/>
      <style:text-properties style:text-underline-style="none" fo:font-weight="bold" officeooo:rsid="002935b3" officeooo:paragraph-rsid="002935b3" style:font-weight-asian="bold" style:font-weight-complex="bold"/>
    </style:style>
    <style:style style:name="P128" style:family="paragraph" style:parent-style-name="Text_20_body">
      <style:paragraph-properties fo:margin-top="0cm" fo:margin-bottom="0cm" loext:contextual-spacing="true" fo:line-height="100%"/>
    </style:style>
    <style:style style:name="P129" style:family="paragraph" style:parent-style-name="Text_20_body">
      <style:paragraph-properties fo:margin-top="0cm" fo:margin-bottom="0cm" loext:contextual-spacing="true" fo:line-height="100%"/>
      <style:text-properties officeooo:rsid="00290039" officeooo:paragraph-rsid="00290039"/>
    </style:style>
    <style:style style:name="P130" style:family="paragraph" style:parent-style-name="Table_20_Contents">
      <style:text-properties officeooo:rsid="0017cfaa" officeooo:paragraph-rsid="0017cfaa"/>
    </style:style>
    <style:style style:name="P131" style:family="paragraph" style:parent-style-name="Table_20_Contents">
      <style:text-properties officeooo:rsid="00191da3" officeooo:paragraph-rsid="00191da3"/>
    </style:style>
    <style:style style:name="P132" style:family="paragraph" style:parent-style-name="Table_20_Contents">
      <style:paragraph-properties fo:text-align="center" style:justify-single-word="false"/>
      <style:text-properties officeooo:rsid="00191da3" officeooo:paragraph-rsid="00191da3"/>
    </style:style>
    <style:style style:name="P133" style:family="paragraph" style:parent-style-name="Table_20_Contents">
      <style:text-properties officeooo:rsid="00191da3" officeooo:paragraph-rsid="0071a634"/>
    </style:style>
    <style:style style:name="P134" style:family="paragraph" style:parent-style-name="Table_20_Contents">
      <style:text-properties officeooo:rsid="0019d7ef" officeooo:paragraph-rsid="0019d7ef"/>
    </style:style>
    <style:style style:name="P135" style:family="paragraph" style:parent-style-name="Table_20_Contents">
      <style:text-properties officeooo:rsid="001b6726" officeooo:paragraph-rsid="001b6726"/>
    </style:style>
    <style:style style:name="P136" style:family="paragraph" style:parent-style-name="Table_20_Contents">
      <style:text-properties officeooo:rsid="0053e08b" officeooo:paragraph-rsid="0053e08b"/>
    </style:style>
    <style:style style:name="P137" style:family="paragraph" style:parent-style-name="Table_20_Contents">
      <style:text-properties officeooo:rsid="0053e08b" officeooo:paragraph-rsid="0059ea35"/>
    </style:style>
    <style:style style:name="P138" style:family="paragraph" style:parent-style-name="Table_20_Contents">
      <style:text-properties officeooo:rsid="0055d58a" officeooo:paragraph-rsid="0055d58a"/>
    </style:style>
    <style:style style:name="P139" style:family="paragraph" style:parent-style-name="Table_20_Contents">
      <style:text-properties officeooo:rsid="0057a212" officeooo:paragraph-rsid="0057a212"/>
    </style:style>
    <style:style style:name="P140" style:family="paragraph" style:parent-style-name="Table_20_Contents">
      <style:paragraph-properties fo:text-align="center" style:justify-single-word="false"/>
      <style:text-properties officeooo:rsid="0071a634" officeooo:paragraph-rsid="0071a634"/>
    </style:style>
    <style:style style:name="P141" style:family="paragraph" style:parent-style-name="Table_20_Contents">
      <style:text-properties officeooo:rsid="0071a634" officeooo:paragraph-rsid="0071a634"/>
    </style:style>
    <style:style style:name="P142" style:family="paragraph" style:parent-style-name="Table_20_Contents">
      <style:text-properties officeooo:rsid="0072a1a9" officeooo:paragraph-rsid="0072a1a9"/>
    </style:style>
    <style:style style:name="P143" style:family="paragraph" style:parent-style-name="Table_20_Contents">
      <style:paragraph-properties fo:text-align="center" style:justify-single-word="false"/>
      <style:text-properties officeooo:rsid="0072a1a9" officeooo:paragraph-rsid="0072a1a9"/>
    </style:style>
    <style:style style:name="P144" style:family="paragraph" style:parent-style-name="Text_20_body" style:list-style-name="L1">
      <style:paragraph-properties fo:margin-top="0cm" fo:margin-bottom="0.25cm" loext:contextual-spacing="true" fo:line-height="100%"/>
      <style:text-properties style:text-underline-style="none" fo:font-weight="normal" officeooo:rsid="00172738" officeooo:paragraph-rsid="007d6e11" style:font-weight-asian="normal" style:font-weight-complex="normal"/>
    </style:style>
    <style:style style:name="P145" style:family="paragraph" style:parent-style-name="Text_20_body" style:list-style-name="L2">
      <style:paragraph-properties fo:margin-top="0cm" fo:margin-bottom="0.25cm" loext:contextual-spacing="true" fo:line-height="100%"/>
      <style:text-properties style:text-underline-style="none" fo:font-weight="normal" officeooo:rsid="00172738" officeooo:paragraph-rsid="0072a1a9" style:font-weight-asian="normal" style:font-weight-complex="normal"/>
    </style:style>
    <style:style style:name="P146" style:family="paragraph" style:parent-style-name="Text_20_body" style:list-style-name="L4">
      <style:paragraph-properties fo:margin-top="0cm" fo:margin-bottom="0.25cm" loext:contextual-spacing="true" fo:line-height="100%"/>
      <style:text-properties style:text-underline-style="none" fo:font-weight="normal" officeooo:rsid="00b0ebe2" officeooo:paragraph-rsid="00b0ebe2" style:font-weight-asian="normal" style:font-weight-complex="normal"/>
    </style:style>
    <style:style style:name="P147" style:family="paragraph" style:parent-style-name="Text_20_body" style:list-style-name="L4">
      <style:paragraph-properties fo:margin-top="0cm" fo:margin-bottom="0.25cm" loext:contextual-spacing="true" fo:line-height="100%"/>
      <style:text-properties style:text-underline-style="none" fo:font-weight="normal" officeooo:rsid="00b26a86" officeooo:paragraph-rsid="00b26a86" style:font-weight-asian="normal" style:font-weight-complex="normal"/>
    </style:style>
    <style:style style:name="P148" style:family="paragraph" style:parent-style-name="Text_20_body" style:list-style-name="L4">
      <style:paragraph-properties fo:margin-top="0cm" fo:margin-bottom="0.25cm" loext:contextual-spacing="true" fo:line-height="100%"/>
      <style:text-properties style:text-underline-style="none" fo:font-weight="normal" officeooo:rsid="00b2fb03" officeooo:paragraph-rsid="00b2fb03" style:font-weight-asian="normal" style:font-weight-complex="normal"/>
    </style:style>
    <style:style style:name="P149" style:family="paragraph" style:parent-style-name="Text_20_body">
      <style:paragraph-properties fo:margin-top="0cm" fo:margin-bottom="0.25cm" loext:contextual-spacing="true" fo:line-height="100%"/>
      <style:text-properties style:text-underline-style="none" fo:font-weight="normal" officeooo:rsid="005fa622" officeooo:paragraph-rsid="00136c4d" style:font-weight-asian="normal" style:font-weight-complex="normal"/>
    </style:style>
    <style:style style:name="P150" style:family="paragraph" style:parent-style-name="Text_20_body">
      <style:paragraph-properties fo:margin-top="0cm" fo:margin-bottom="0.25cm" loext:contextual-spacing="true" fo:line-height="100%"/>
      <style:text-properties style:text-underline-style="none" fo:font-weight="normal" officeooo:rsid="00119d72" officeooo:paragraph-rsid="00bb0d68" style:font-weight-asian="normal" style:font-weight-complex="normal"/>
    </style:style>
    <style:style style:name="P151" style:family="paragraph" style:parent-style-name="Text_20_body">
      <style:paragraph-properties fo:margin-top="0cm" fo:margin-bottom="0.25cm" loext:contextual-spacing="true" fo:line-height="100%"/>
      <style:text-properties style:text-underline-style="none" fo:font-weight="normal" officeooo:rsid="006397c8" officeooo:paragraph-rsid="006397c8" style:font-weight-asian="normal" style:font-weight-complex="normal"/>
    </style:style>
    <style:style style:name="P152" style:family="paragraph" style:parent-style-name="Text_20_body" style:list-style-name="L3">
      <style:paragraph-properties fo:margin-top="0cm" fo:margin-bottom="0.25cm" loext:contextual-spacing="true" fo:line-height="100%"/>
      <style:text-properties style:text-underline-style="solid" style:text-underline-width="auto" style:text-underline-color="font-color" fo:font-weight="normal" officeooo:rsid="009ef119" officeooo:paragraph-rsid="009ef119" style:font-weight-asian="normal" style:font-weight-complex="normal"/>
    </style:style>
    <style:style style:name="P153" style:family="paragraph" style:parent-style-name="Text_20_body" style:list-style-name="L3">
      <style:paragraph-properties fo:margin-top="0cm" fo:margin-bottom="0.25cm" loext:contextual-spacing="true" fo:line-height="100%"/>
      <style:text-properties style:text-underline-style="solid" style:text-underline-width="auto" style:text-underline-color="font-color" fo:font-weight="normal" officeooo:rsid="00a16719" officeooo:paragraph-rsid="00a16719" style:font-weight-asian="normal" style:font-weight-complex="normal"/>
    </style:style>
    <style:style style:name="P154" style:family="paragraph" style:parent-style-name="Text_20_body" style:list-style-name="L4">
      <style:paragraph-properties fo:margin-top="0cm" fo:margin-bottom="0.25cm" loext:contextual-spacing="true" fo:line-height="100%"/>
      <style:text-properties style:text-underline-style="solid" style:text-underline-width="auto" style:text-underline-color="font-color" fo:font-weight="normal" officeooo:rsid="00b0ebe2" officeooo:paragraph-rsid="00b0ebe2" style:font-weight-asian="normal" style:font-weight-complex="normal"/>
    </style:style>
    <style:style style:name="P155" style:family="paragraph" style:parent-style-name="Text_20_body" style:list-style-name="L4">
      <style:paragraph-properties fo:margin-top="0cm" fo:margin-bottom="0.25cm" loext:contextual-spacing="true" fo:line-height="100%"/>
      <style:text-properties style:text-underline-style="solid" style:text-underline-width="auto" style:text-underline-color="font-color" fo:font-weight="normal" officeooo:rsid="00b26a86" officeooo:paragraph-rsid="00b26a86" style:font-weight-asian="normal" style:font-weight-complex="normal"/>
    </style:style>
    <style:style style:name="P156" style:family="paragraph" style:parent-style-name="Text_20_body" style:list-style-name="L4">
      <style:paragraph-properties fo:margin-top="0cm" fo:margin-bottom="0.25cm" loext:contextual-spacing="true" fo:line-height="100%"/>
      <style:text-properties style:text-underline-style="solid" style:text-underline-width="auto" style:text-underline-color="font-color" fo:font-weight="normal" officeooo:rsid="00b2fb03" officeooo:paragraph-rsid="00b2fb03" style:font-weight-asian="normal" style:font-weight-complex="normal"/>
    </style:style>
    <style:style style:name="P157" style:family="paragraph" style:parent-style-name="Text_20_body" style:list-style-name="L4">
      <style:paragraph-properties fo:margin-top="0cm" fo:margin-bottom="0.25cm" loext:contextual-spacing="true" fo:line-height="100%"/>
      <style:text-properties style:text-underline-style="solid" style:text-underline-width="auto" style:text-underline-color="font-color" fo:font-weight="normal" officeooo:rsid="00b43a9b" officeooo:paragraph-rsid="00b43a9b" style:font-weight-asian="normal" style:font-weight-complex="normal"/>
    </style:style>
    <style:style style:name="P158" style:family="paragraph" style:parent-style-name="Text_20_body">
      <style:paragraph-properties fo:margin-top="0cm" fo:margin-bottom="0cm" loext:contextual-spacing="true" fo:line-height="100%"/>
      <style:text-properties style:text-underline-style="none" fo:font-weight="normal" officeooo:rsid="002434f3"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c7863"/>
    </style:style>
    <style:style style:name="T3" style:family="text">
      <style:text-properties style:text-underline-style="solid" style:text-underline-width="auto" style:text-underline-color="font-color" officeooo:rsid="000e949e"/>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officeooo:rsid="002aa6da"/>
    </style:style>
    <style:style style:name="T6" style:family="text">
      <style:text-properties style:text-underline-style="solid" style:text-underline-width="auto" style:text-underline-color="font-color" officeooo:rsid="006a2652"/>
    </style:style>
    <style:style style:name="T7" style:family="text">
      <style:text-properties style:text-underline-style="solid" style:text-underline-width="auto" style:text-underline-color="font-color" officeooo:rsid="00252bab"/>
    </style:style>
    <style:style style:name="T8" style:family="text">
      <style:text-properties fo:font-weight="normal" style:font-weight-asian="normal" style:font-weight-complex="normal"/>
    </style:style>
    <style:style style:name="T9" style:family="text">
      <style:text-properties fo:font-weight="normal" officeooo:rsid="002db724" style:font-weight-asian="normal" style:font-weight-complex="normal"/>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bold" officeooo:rsid="002108e1" style:font-weight-asian="bold" style:font-weight-complex="bold"/>
    </style:style>
    <style:style style:name="T14" style:family="text">
      <style:text-properties style:text-underline-style="none" fo:font-weight="bold" officeooo:rsid="002281ad" style:font-weight-asian="bold" style:font-weight-complex="bold"/>
    </style:style>
    <style:style style:name="T15" style:family="text">
      <style:text-properties style:text-underline-style="none" officeooo:rsid="002108e1"/>
    </style:style>
    <style:style style:name="T16" style:family="text">
      <style:text-properties style:text-underline-style="none" officeooo:rsid="002281ad"/>
    </style:style>
    <style:style style:name="T17" style:family="text">
      <style:text-properties style:text-underline-style="none" officeooo:rsid="00252bab"/>
    </style:style>
    <style:style style:name="T18" style:family="text">
      <style:text-properties style:text-underline-style="none" officeooo:rsid="00797265"/>
    </style:style>
    <style:style style:name="T19" style:family="text">
      <style:text-properties style:text-underline-style="none" officeooo:rsid="008ca1ca"/>
    </style:style>
    <style:style style:name="T20" style:family="text">
      <style:text-properties style:text-underline-style="none" officeooo:rsid="0091be06"/>
    </style:style>
    <style:style style:name="T21" style:family="text">
      <style:text-properties style:text-underline-style="none" officeooo:rsid="0091c61d"/>
    </style:style>
    <style:style style:name="T22" style:family="text">
      <style:text-properties style:text-underline-style="none" officeooo:rsid="00946477"/>
    </style:style>
    <style:style style:name="T23" style:family="text">
      <style:text-properties style:text-underline-style="none" officeooo:rsid="0095d1ca"/>
    </style:style>
    <style:style style:name="T24" style:family="text">
      <style:text-properties style:text-underline-style="none" officeooo:rsid="00974c4f"/>
    </style:style>
    <style:style style:name="T25" style:family="text">
      <style:text-properties style:text-underline-style="none" officeooo:rsid="0099b645"/>
    </style:style>
    <style:style style:name="T26" style:family="text">
      <style:text-properties style:text-underline-style="none" officeooo:rsid="009d3664"/>
    </style:style>
    <style:style style:name="T27" style:family="text">
      <style:text-properties style:text-underline-style="none" officeooo:rsid="009fe4d1"/>
    </style:style>
    <style:style style:name="T28" style:family="text">
      <style:text-properties style:text-underline-style="none" officeooo:rsid="00a314e5"/>
    </style:style>
    <style:style style:name="T29" style:family="text">
      <style:text-properties style:text-underline-style="none" officeooo:rsid="00a407d4"/>
    </style:style>
    <style:style style:name="T30" style:family="text">
      <style:text-properties style:text-underline-style="none" officeooo:rsid="00a4b704"/>
    </style:style>
    <style:style style:name="T31" style:family="text">
      <style:text-properties style:text-underline-style="none" officeooo:rsid="00a5476a"/>
    </style:style>
    <style:style style:name="T32" style:family="text">
      <style:text-properties style:text-underline-style="none" officeooo:rsid="00a6eaa3"/>
    </style:style>
    <style:style style:name="T33" style:family="text">
      <style:text-properties style:text-underline-style="none" officeooo:rsid="00a89847"/>
    </style:style>
    <style:style style:name="T34" style:family="text">
      <style:text-properties style:text-underline-style="none" officeooo:rsid="00aa3103"/>
    </style:style>
    <style:style style:name="T35" style:family="text">
      <style:text-properties style:text-underline-style="none" officeooo:rsid="00ab9d0a"/>
    </style:style>
    <style:style style:name="T36" style:family="text">
      <style:text-properties style:text-underline-style="none" officeooo:rsid="00ad5754"/>
    </style:style>
    <style:style style:name="T37" style:family="text">
      <style:text-properties style:text-underline-style="none" officeooo:rsid="00ae2339"/>
    </style:style>
    <style:style style:name="T38" style:family="text">
      <style:text-properties style:text-underline-style="none" officeooo:rsid="00b26a86"/>
    </style:style>
    <style:style style:name="T39" style:family="text">
      <style:text-properties style:text-underline-style="none" officeooo:rsid="00b2fb03"/>
    </style:style>
    <style:style style:name="T40" style:family="text">
      <style:text-properties style:text-underline-style="none" officeooo:rsid="00b43a9b"/>
    </style:style>
    <style:style style:name="T41" style:family="text">
      <style:text-properties officeooo:rsid="000ca5a8"/>
    </style:style>
    <style:style style:name="T42" style:family="text">
      <style:text-properties fo:font-weight="bold" style:font-weight-asian="bold" style:font-weight-complex="bold"/>
    </style:style>
    <style:style style:name="T43" style:family="text">
      <style:text-properties fo:font-weight="bold" officeooo:rsid="007e4b38" style:font-weight-asian="bold" style:font-weight-complex="bold"/>
    </style:style>
    <style:style style:name="T44" style:family="text">
      <style:text-properties fo:font-weight="bold" officeooo:rsid="002935b3" style:font-weight-asian="bold" style:font-weight-complex="bold"/>
    </style:style>
    <style:style style:name="T45" style:family="text">
      <style:text-properties officeooo:rsid="001b6726"/>
    </style:style>
    <style:style style:name="T46" style:family="text">
      <style:text-properties officeooo:rsid="002cd89f"/>
    </style:style>
    <style:style style:name="T47" style:family="text">
      <style:text-properties officeooo:rsid="0032c587"/>
    </style:style>
    <style:style style:name="T48" style:family="text">
      <style:text-properties officeooo:rsid="00393830"/>
    </style:style>
    <style:style style:name="T49" style:family="text">
      <style:text-properties officeooo:rsid="003ae17c"/>
    </style:style>
    <style:style style:name="T50" style:family="text">
      <style:text-properties officeooo:rsid="003c5b64"/>
    </style:style>
    <style:style style:name="T51" style:family="text">
      <style:text-properties officeooo:rsid="00416a07"/>
    </style:style>
    <style:style style:name="T52" style:family="text">
      <style:text-properties officeooo:rsid="0042fc64"/>
    </style:style>
    <style:style style:name="T53" style:family="text">
      <style:text-properties officeooo:rsid="004489c3"/>
    </style:style>
    <style:style style:name="T54" style:family="text">
      <style:text-properties officeooo:rsid="0045cd3c"/>
    </style:style>
    <style:style style:name="T55" style:family="text">
      <style:text-properties officeooo:rsid="004638ae"/>
    </style:style>
    <style:style style:name="T56" style:family="text">
      <style:text-properties officeooo:rsid="00493860"/>
    </style:style>
    <style:style style:name="T57" style:family="text">
      <style:text-properties officeooo:rsid="0051472d"/>
    </style:style>
    <style:style style:name="T58" style:family="text">
      <style:text-properties officeooo:rsid="00595228"/>
    </style:style>
    <style:style style:name="T59" style:family="text">
      <style:text-properties officeooo:rsid="0059ea35"/>
    </style:style>
    <style:style style:name="T60" style:family="text">
      <style:text-properties officeooo:rsid="00612515"/>
    </style:style>
    <style:style style:name="T61" style:family="text">
      <style:text-properties officeooo:rsid="0064d977"/>
    </style:style>
    <style:style style:name="T62" style:family="text">
      <style:text-properties officeooo:rsid="0067d448"/>
    </style:style>
    <style:style style:name="T63" style:family="text">
      <style:text-properties officeooo:rsid="0068ca00"/>
    </style:style>
    <style:style style:name="T64" style:family="text">
      <style:text-properties officeooo:rsid="006c5a3c"/>
    </style:style>
    <style:style style:name="T65" style:family="text">
      <style:text-properties officeooo:rsid="00707a21"/>
    </style:style>
    <style:style style:name="T66" style:family="text">
      <style:text-properties officeooo:rsid="0072a1a9"/>
    </style:style>
    <style:style style:name="T67" style:family="text">
      <style:text-properties officeooo:rsid="00744ba2"/>
    </style:style>
    <style:style style:name="T68" style:family="text">
      <style:text-properties officeooo:rsid="007641e7"/>
    </style:style>
    <style:style style:name="T69" style:family="text">
      <style:text-properties fo:font-style="italic" style:font-style-asian="italic" style:font-style-complex="italic"/>
    </style:style>
    <style:style style:name="T70" style:family="text">
      <style:text-properties fo:font-style="italic" style:text-underline-style="none" style:font-style-asian="italic" style:font-style-complex="italic"/>
    </style:style>
    <style:style style:name="T71" style:family="text">
      <style:text-properties fo:font-style="italic" style:text-underline-style="none" fo:font-weight="normal" style:font-style-asian="italic" style:font-weight-asian="normal" style:font-style-complex="italic" style:font-weight-complex="normal"/>
    </style:style>
    <style:style style:name="T7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3" style:family="text">
      <style:text-properties officeooo:rsid="007980bb"/>
    </style:style>
    <style:style style:name="T74" style:family="text">
      <style:text-properties officeooo:rsid="007a9b21"/>
    </style:style>
    <style:style style:name="T75" style:family="text">
      <style:text-properties fo:font-style="normal" style:text-underline-style="none" fo:font-weight="normal" style:font-style-asian="normal" style:font-weight-asian="normal" style:font-style-complex="normal" style:font-weight-complex="normal"/>
    </style:style>
    <style:style style:name="T76" style:family="text">
      <style:text-properties fo:font-style="normal" style:text-underline-style="none" fo:font-weight="normal" officeooo:rsid="007b3040" style:font-style-asian="normal" style:font-weight-asian="normal" style:font-style-complex="normal" style:font-weight-complex="normal"/>
    </style:style>
    <style:style style:name="T77" style:family="text">
      <style:text-properties fo:font-style="normal" style:text-underline-style="solid" style:text-underline-width="auto" style:text-underline-color="font-color" fo:font-weight="normal" officeooo:rsid="007b3040" style:font-style-asian="normal" style:font-weight-asian="normal" style:font-style-complex="normal" style:font-weight-complex="normal"/>
    </style:style>
    <style:style style:name="T78" style:family="text">
      <style:text-properties officeooo:rsid="007e4b38"/>
    </style:style>
    <style:style style:name="T79" style:family="text">
      <style:text-properties officeooo:rsid="0084bac3"/>
    </style:style>
    <style:style style:name="T80" style:family="text">
      <style:text-properties officeooo:rsid="0089ad4c"/>
    </style:style>
    <style:style style:name="T81" style:family="text">
      <style:text-properties officeooo:rsid="008feb81"/>
    </style:style>
    <style:style style:name="T82" style:family="text">
      <style:text-properties officeooo:rsid="0090062a"/>
    </style:style>
    <style:style style:name="T83" style:family="text">
      <style:text-properties officeooo:rsid="009840fb"/>
    </style:style>
    <style:style style:name="T84" style:family="text">
      <style:text-properties style:text-position="sub 58%" style:text-underline-style="none" officeooo:rsid="009d3664"/>
    </style:style>
    <style:style style:name="T85" style:family="text">
      <style:text-properties officeooo:rsid="00b7701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Innlevering 2 i Store datamengder</text:p>
      <text:p text:style-name="P1"/>
      <text:p text:style-name="P1">Anders Bolt-Evensen</text:p>
      <text:p text:style-name="P1"/>
      <text:p text:style-name="P121">Kort info:</text:p>
      <text:p text:style-name="P121">SQL-kommandoene er skrevet i <text:span text:style-name="T42">fet type</text:span><text:span text:style-name="T8">. Det gjelder også kommandoer for oppretting av lagrede prosedyrer. SQL-kommandoen for å opprette triggere bruker også </text:span><text:span text:style-name="T4">understreking i tillegg til fet type.</text:span><text:span text:style-name="T11"> All form for output fra systemet, enten det er feilmeldinger eller resultater av spørringer er skrevet i </text:span><text:span text:style-name="T71">kursiv type.</text:span><text:span text:style-name="T75"> </text:span><text:span text:style-name="T76">Oppgaveteksten er skrevet med </text:span><text:span text:style-name="T77">understrek</text:span><text:span text:style-name="T76">.</text:span></text:p>
      <text:p text:style-name="P1"/>
      <text:p text:style-name="P110">DEL A)</text:p>
      <text:p text:style-name="P1"/>
      <text:p text:style-name="P111"><text:span text:style-name="T41">NIVÅ</text:span> 1) </text:p>
      <text:p text:style-name="P3"><text:span text:style-name="T41">1</text:span>) <text:span text:style-name="T2">Lag et lite system av triggere som legger inn en standardverdi som ut fra en verdi i en annen tabell. Eksempel: Vi har en varetabell og en ordrelinjetabell:</text:span></text:p>
      <text:p text:style-name="P12">Vare(varenr, varenavn, veil_pris,…), Ordrelinje (ordrenr, varenr, aktuell_pris,…). Når det skal lages en ny ordrelinje, er det lurt å legge inn veil_pris som aktuell_pris, selv om denne kan endres etterpå. LAG SELV ET ANNET EKSEMPEL, MEN MED DEN SAMME PROBLEMSTILLINGEN.</text:p>
      <text:p text:style-name="P149"><text:span text:style-name="T10"/></text:p>
      <text:p text:style-name="P66">Sett at vi har en database med oversikt over <text:span text:style-name="T60">film og filmselskap. Når en legger inn en film i en database, kan det jo være greit at den som sjekker databasen vet hvilket filmselsksap som har produsert og utgitt filmen (hvis vi forutsetter at det er ett og samme selskap).</text:span></text:p>
      <text:p text:style-name="P67">La oss si at vi har tabellene film og filmselskap:</text:p>
      <text:p text:style-name="P68">film(filmid, filmnavn, selvskapsid, <text:span text:style-name="T62">pris</text:span>), <text:span text:style-name="T61">filmordre</text:span>(<text:span text:style-name="T61">ordreid</text:span>, <text:span text:style-name="T61">varenr, filmid, salgspris</text:span>)</text:p>
      <text:p text:style-name="P150">I PostgreSQL heter det seg at</text:p>
      <text:p text:style-name="P150">man skal lage en trigger ut ifra en allerede eksisterende lagret funksjon. Derfor så er det å opprette en trigger i PostgreSQL en todelt operasjon:</text:p>
      <text:p text:style-name="P68"/>
      <text:p text:style-name="P69">Triggeren og den tilhørende lagrede prosedyren blir mye likt med løsningen på første del av oppgaven:</text:p>
      <text:p text:style-name="P101">create function settInnFilm<text:span text:style-name="T63">SalgsPris</text:span>() returns <text:span text:style-name="T1">trigger</text:span> as $$</text:p>
      <text:p text:style-name="P101">begin</text:p>
      <text:p text:style-name="P102">update <text:span text:style-name="T61">filmordre</text:span> set <text:span text:style-name="T62">salgspris = film.pris from film where film.pris = (select film.pris from film where film.filmnr = filmordre.filmnr);</text:span></text:p>
      <text:p text:style-name="P103">return new;</text:p>
      <text:p text:style-name="P101">end;</text:p>
      <text:p text:style-name="P101">$$ language 'plpgsql';</text:p>
      <text:p text:style-name="P25">create trigger <text:span text:style-name="T63">settInnSalgsPris after insert on filmordre execute procedure settInnSlagsPris();</text:span></text:p>
      <text:p text:style-name="P29"/>
      <text:p text:style-name="P4"><text:span text:style-name="T10">2) </text:span><text:span text:style-name="T1">Lag et lite system som sørger for å holde en unormalisert struktur konsistent. Eksempel: Vi har tabellene Post (postnr, poststed) og Ansatt (ansattnr, etternavn, fornavn, postnr, poststed). Dette er jo dårlig normalisering, men kan forsvares hvis man legger til triggere som holder poststedet konsistent i Ansatt-tabellen. Det skal ikke være mulig å endre postnummer i Posttabellen, men navnet på postedet blir endret av og til.</text:span></text:p>
      <text:p text:style-name="P13"><text:soft-page-break/>NB! Tenk gjennom alle triggere som trengs i begge tabeller for å garantere konsistens. Selv om MySQL ikke har mulighet for at en trigger ruller tilbake transaksjonen, finnes det måter å få til dette på likevel. LAG SELV ET ANNET EKSEMPEL, MEN MED DEN SAMME PROBLEMSTILLINGEN.</text:p>
      <text:p text:style-name="P158"/>
      <text:p text:style-name="P45"/>
      <text:p text:style-name="P70">Person (personnr, <text:span text:style-name="T64">etternavn</text:span>, <text:span text:style-name="T64">fornavn,</text:span> kommunenr, kommunenavn)</text:p>
      <text:p text:style-name="P70">Kommune (kommunenr, kommunenavn)</text:p>
      <text:p text:style-name="P72">Data med kommunenr og kommunenavn er hentet fra Wikipedia, <text:span text:style-name="T78">og ble satt inn i databasen med kommandoen </text:span><text:span text:style-name="T43">copy Kommune </text:span><text:span text:style-name="T44">from '/usr/home/andersbo/</text:span><text:span text:style-name="T43">git/store_datamengder/innlevering2/kommune.csv</text:span><text:span text:style-name="T44">' delimiter ',';</text:span></text:p>
      <text:p text:style-name="P71"/>
      <text:p text:style-name="P71">Slik som <text:span text:style-name="T65">da jeg løste</text:span> lærers eksempel<text:span text:style-name="T65">oppgave over,</text:span> valgte jeg først å lage den enkleste triggeren, den som skal hindre bytte av id på en tabell, i mitt tilfelle, hindre bytte av kommunenr i tabellen Kommune.</text:p>
      <text:p text:style-name="P73"><text:span text:style-name="T42">create function hindreKommuneNrBytte() returns </text:span><text:span text:style-name="T4">trigger</text:span><text:span text:style-name="T42"> as $$</text:span></text:p>
      <text:p text:style-name="P107">begin</text:p>
      <text:p text:style-name="P107"><text:s text:c="3"/>if (OLD.kommunenr != NEW.kommunenr) then</text:p>
      <text:p text:style-name="P107"><text:s text:c="6"/>raise exception 'Kan ikke endre kommunenummeret.';</text:p>
      <text:p text:style-name="P107"><text:s text:c="3"/>end if;</text:p>
      <text:p text:style-name="P107"><text:s text:c="3"/>return NEW;</text:p>
      <text:p text:style-name="P107">end;</text:p>
      <text:p text:style-name="P107">$$ language 'plpgsql';</text:p>
      <text:p text:style-name="P27">create trigger trigger_hindreKommuneNrBytte before update on kommune for each row execute procedure hindreKommuneNrBytte();</text:p>
      <text:p text:style-name="P74">Etter det jeg forsto, så skulle man tillate at kommunenavnet kunne endres. Derfor kjører jeg en return new dersom kommunenumrene er like.</text:p>
      <text:p text:style-name="P74"/>
      <text:p text:style-name="P37">Så prøvde jeg å opprette sjekken som går på det å sjekke konsistensen mellom <text:span text:style-name="T66">kommunenr</text:span> og <text:span text:style-name="T66">kommunenavn</text:span> (begge i tabellen <text:span text:style-name="T66">sted</text:span>). Slik jeg tolker dette, så skal triggeren </text:p>
      <text:list xml:id="list5317243676358815422" text:style-name="L2">
        <text:list-item>
          <text:p text:style-name="P145"><text:span text:style-name="T45">sjekke om kommunenummeret som oppgis i Person-tabellen i det hele tatt eksisterer</text:span> <text:span text:style-name="T45">i Kommunetabellen</text:span></text:p>
        </text:list-item>
        <text:list-item>
          <text:p text:style-name="P145">se til at dersom det er en <text:span text:style-name="T81">uoverensstemmelse</text:span> mellom forholdet <text:span text:style-name="T66">kommunenummer</text:span>-<text:span text:style-name="T66">kommunenavn</text:span> i <text:span text:style-name="T67">Kommune</text:span> og <text:span text:style-name="T66">kommunenr</text:span>-<text:span text:style-name="T66">kommunenavn</text:span> i <text:span text:style-name="T67">Person</text:span>, så skal triggeren rette feilen i tabellen <text:span text:style-name="T67">Person</text:span>. </text:p>
        </text:list-item>
      </text:list>
      <table:table table:name="Table5" table:style-name="Table5">
        <table:table-column table:style-name="Table5.A"/>
        <table:table-column table:style-name="Table5.B"/>
        <table:table-row>
          <table:table-cell table:style-name="Table5.A1" table:number-columns-spanned="2" office:value-type="string">
            <text:p text:style-name="P141">Kommune</text:p>
          </table:table-cell>
          <table:covered-table-cell/>
        </table:table-row>
        <table:table-row>
          <table:table-cell table:style-name="Table5.A2" office:value-type="string">
            <text:p text:style-name="P141">Kom.nr</text:p>
          </table:table-cell>
          <table:table-cell table:style-name="Table5.B2" office:value-type="string">
            <text:p text:style-name="P141">Navn</text:p>
          </table:table-cell>
        </table:table-row>
        <table:table-row>
          <table:table-cell table:style-name="Table5.A2" office:value-type="string">
            <text:p text:style-name="P141">101</text:p>
          </table:table-cell>
          <table:table-cell table:style-name="Table5.B2" office:value-type="string">
            <text:p text:style-name="P141">Halden</text:p>
          </table:table-cell>
        </table:table-row>
      </table:table>
      <text:p text:style-name="P37"/>
      <text:p text:style-name="P39">Sett at jeg hadde satt inn en <text:span text:style-name="T67">person</text:span> i tabellen <text:span text:style-name="T67">Person</text:span>, og angitt feil stedsnavn i kolonnen Sted:</text:p>
      <table:table table:name="Table6" table:style-name="Table6">
        <table:table-column table:style-name="Table6.A" table:number-columns-repeated="5"/>
        <table:table-row>
          <table:table-cell table:style-name="Table6.A1" table:number-columns-spanned="5" office:value-type="string">
            <text:p text:style-name="P140">Person</text:p>
          </table:table-cell>
          <table:covered-table-cell/>
          <table:covered-table-cell/>
          <table:covered-table-cell/>
          <table:covered-table-cell/>
        </table:table-row>
        <table:table-row>
          <table:table-cell table:style-name="Table6.A2" office:value-type="string">
            <text:p text:style-name="P141">Personnr.</text:p>
          </table:table-cell>
          <table:table-cell table:style-name="Table6.A2" office:value-type="string">
            <text:p text:style-name="P133">Etternavn</text:p>
          </table:table-cell>
          <table:table-cell table:style-name="Table6.A2" office:value-type="string">
            <text:p text:style-name="P133">Fornavn</text:p>
          </table:table-cell>
          <table:table-cell table:style-name="Table6.A2" office:value-type="string">
            <text:p text:style-name="P141">Kommunenr</text:p>
          </table:table-cell>
          <table:table-cell table:style-name="Table6.E2" office:value-type="string">
            <text:p text:style-name="P142">Kommunenavn</text:p>
          </table:table-cell>
        </table:table-row>
        <table:table-row>
          <table:table-cell table:style-name="Table6.A2" office:value-type="string">
            <text:p text:style-name="P133">1</text:p>
          </table:table-cell>
          <table:table-cell table:style-name="Table6.A2" office:value-type="string">
            <text:p text:style-name="P133">Hansen</text:p>
          </table:table-cell>
          <table:table-cell table:style-name="Table6.A2" office:value-type="string">
            <text:p text:style-name="P133">Arne</text:p>
          </table:table-cell>
          <table:table-cell table:style-name="Table6.A2" office:value-type="string">
            <text:p text:style-name="P142">101</text:p>
          </table:table-cell>
          <table:table-cell table:style-name="Table6.E2" office:value-type="string">
            <text:p text:style-name="P142">Oslo</text:p>
          </table:table-cell>
        </table:table-row>
      </table:table>
      <text:p text:style-name="P37"/>
      <text:p text:style-name="P123">Slik jeg forstår oppgaven, så skal da en trigger kjøres slik at den korrekte <text:span text:style-name="T67">Person</text:span>-tabellen ser slik ut:</text:p>
      <table:table table:name="Table7" table:style-name="Table7">
        <table:table-column table:style-name="Table7.A" table:number-columns-repeated="5"/>
        <text:soft-page-break/>
        <table:table-row>
          <table:table-cell table:style-name="Table7.A1" table:number-columns-spanned="5" office:value-type="string">
            <text:p text:style-name="P143">Person</text:p>
          </table:table-cell>
          <table:covered-table-cell/>
          <table:covered-table-cell/>
          <table:covered-table-cell/>
          <table:covered-table-cell/>
        </table:table-row>
        <table:table-row>
          <table:table-cell table:style-name="Table7.A2" office:value-type="string">
            <text:p text:style-name="P142">Personnr</text:p>
          </table:table-cell>
          <table:table-cell table:style-name="Table7.A2" office:value-type="string">
            <text:p text:style-name="P133">Etternavn</text:p>
          </table:table-cell>
          <table:table-cell table:style-name="Table7.A2" office:value-type="string">
            <text:p text:style-name="P133">Fornavn</text:p>
          </table:table-cell>
          <table:table-cell table:style-name="Table7.A2" office:value-type="string">
            <text:p text:style-name="P142">Kommunenr</text:p>
          </table:table-cell>
          <table:table-cell table:style-name="Table7.E2" office:value-type="string">
            <text:p text:style-name="P142">Kommunenavn</text:p>
          </table:table-cell>
        </table:table-row>
        <table:table-row>
          <table:table-cell table:style-name="Table7.A2" office:value-type="string">
            <text:p text:style-name="P133">1</text:p>
          </table:table-cell>
          <table:table-cell table:style-name="Table7.A2" office:value-type="string">
            <text:p text:style-name="P133">Hansen</text:p>
          </table:table-cell>
          <table:table-cell table:style-name="Table7.A2" office:value-type="string">
            <text:p text:style-name="P133">Arne</text:p>
          </table:table-cell>
          <table:table-cell table:style-name="Table7.A2" office:value-type="string">
            <text:p text:style-name="P142">101</text:p>
          </table:table-cell>
          <table:table-cell table:style-name="Table7.E2" office:value-type="string">
            <text:p text:style-name="P142">Halden</text:p>
          </table:table-cell>
        </table:table-row>
      </table:table>
      <text:p text:style-name="P44"/>
      <text:p text:style-name="P46">For å løse denne delen av oppgaven, ble det en hel del prøving og feiling. Først skrev jeg en "stor" kodesnutt, og deretter delte jeg den pga. en del feil i den store snutten, <text:span text:style-name="T67">med plan om å ha én trigger før innsetting og én trigger etter.</text:span> Da jeg fikk rettet opp i disse feilene, ble det feil da jeg prøvde å sette inn verdier i en tom <text:span text:style-name="T67">Person</text:span>-tabell. Til slutt endte det opp med at jeg satte sammen koden fra begge funksjonene og <text:span text:style-name="T68">ut fra det laget jeg én trigger som kjører etter innsetting i Persontabellen</text:span>. På den måten fikk jeg det til å fungere som det skal.</text:p>
      <text:p text:style-name="P46">Funksjonen som triggeren kjører, ser slik ut:</text:p>
      <text:p text:style-name="P104">create function sjekkKommune() returns <text:span text:style-name="T1">trigger</text:span> as $$</text:p>
      <text:p text:style-name="P104">declare</text:p>
      <text:p text:style-name="P104"><text:s text:c="2"/>KOMMUNENR_PERSON int;</text:p>
      <text:p text:style-name="P104"><text:s text:c="2"/>KOMMUNENR_KOMMUNE int;</text:p>
      <text:p text:style-name="P104"><text:s text:c="2"/>KOMMUNENAVN_PERSON varchar(30);</text:p>
      <text:p text:style-name="P104"><text:s text:c="2"/>KOMMUNENAVN_KOMMUNE varchar(30);</text:p>
      <text:p text:style-name="P104">begin</text:p>
      <text:p text:style-name="P104"><text:s text:c="2"/>KOMMUNENR_PERSON:=NEW.kommunenr FROM Person where Person.Kommunenr = NEW.kommunenr;</text:p>
      <text:p text:style-name="P104"><text:s text:c="2"/>KOMMUNENR_KOMMUNE:=(select kommune.kommunenr from kommune where kommune.kommunenr = KOMMUNENR_PERSON);</text:p>
      <text:p text:style-name="P104"><text:s text:c="2"/>if (KOMMUNENR_KOMMUNE IS NULL) then</text:p>
      <text:p text:style-name="P104"><text:s text:c="5"/>raise exception 'Du anga et kommunenr som ikke eksisterer.';</text:p>
      <text:p text:style-name="P104"><text:s text:c="2"/>end if;</text:p>
      <text:p text:style-name="P104"><text:s text:c="2"/>KOMMUNENAVN_PERSON:=NEW.kommunenavn FROM Person where Person.kommunenavn = NEW.kommunenavn;</text:p>
      <text:p text:style-name="P104"><text:s text:c="2"/>KOMMUNENAVN_KOMMUNE:=(select Kommune.kommunenavn from Kommune WHERE Kommune.kommunenr = NEW.kommunenr);</text:p>
      <text:p text:style-name="P104"><text:s text:c="2"/>if (KOMMUNENAVN_PERSON != KOMMUNENAVN_KOMMUNE) then</text:p>
      <text:p text:style-name="P104"><text:s text:c="5"/>raise notice 'Kommunenavnene stemmer ikke overens. Oppdaterer kommunenavn i Person med korrekt kommunenavn fra Kommune.';</text:p>
      <text:p text:style-name="P104"><text:s text:c="5"/>UPDATE Person set kommunenavn = Kommune.kommunenavn from Kommune</text:p>
      <text:p text:style-name="P104"><text:s text:c="5"/>WHERE Kommune.kommunenavn = (SELECT Kommune.kommunenavn FROM Kommune WHERE Kommune.kommunenr = Person.kommunenr);</text:p>
      <text:p text:style-name="P104"><text:s text:c="5"/>return NEW;</text:p>
      <text:p text:style-name="P104"><text:s text:c="2"/>end if;</text:p>
      <text:p text:style-name="P104">return NEW;</text:p>
      <text:p text:style-name="P104">end;</text:p>
      <text:p text:style-name="P104">$$ language 'plpgsql';</text:p>
      <text:p text:style-name="P24">create trigger trigger_sjekkKommune after insert on Person for each row execute procedure sjekkKommune();</text:p>
      <text:p text:style-name="P49"/>
      <text:p text:style-name="P11"><text:span text:style-name="T10">For å bevise at alle triggerfunksjonene fungerer, kjørte jeg disse kommandoene </text:span><text:span text:style-name="T18">(kommandoene er i fet type, mens output fra systemet er i kursiv)</text:span><text:span text:style-name="T10">:</text:span></text:p>
      <text:p text:style-name="P104">update kommune set kommunenr=1 where kommunenr=101;</text:p>
      <text:p text:style-name="P120">ERROR: <text:s/>Kan ikke endre kommunenummeret.</text:p>
      <text:p text:style-name="P104">insert into Person values(1, 'Bolt-Evensen', 'Anders',28,100005, 'Sarpsborg');</text:p>
      <text:p text:style-name="P120">ERROR: <text:s/>Du anga et kommunenr som ikke eksisterer.</text:p>
      <text:p text:style-name="P104">insert into Person values(1, 'Bolt-Evensen', 'Anders',28,105, 'Sarpsborgia');</text:p>
      <text:p text:style-name="P120"><text:soft-page-break/>NOTICE: <text:s/>Kommunenavnene stemmer ikke overens. Oppdaterer kommunenavn i Person med korrekt kommunenavn fra Kommune.</text:p>
      <text:p text:style-name="P120">INSERT 0 1</text:p>
      <text:p text:style-name="P11"><text:span text:style-name="T10">oppgaveA-1-2-eget-eksempel=# </text:span><text:span text:style-name="T12">select * from Person;</text:span></text:p>
      <text:p text:style-name="P11"><text:span text:style-name="T10"><text:s/></text:span><text:span text:style-name="T70">personnr | <text:s/>etternavn <text:s text:c="2"/>| fornavn | alder | kommunenr | kommunenavn </text:span></text:p>
      <text:p text:style-name="P120">----------+--------------+---------+-------+-----------+-------------</text:p>
      <text:p text:style-name="P120"><text:s text:c="8"/>1 | Bolt-Evensen | Anders <text:s/>| <text:s text:c="3"/>28 | <text:s text:c="6"/>105 | Sarpsborg</text:p>
      <text:p text:style-name="P120">(1 row)</text:p>
      <text:p text:style-name="P76"/>
      <text:p text:style-name="P104">select * from Kommune where Kommunenr=105;</text:p>
      <text:p text:style-name="P11"><text:span text:style-name="T10"><text:s/></text:span><text:span text:style-name="T70">kommunenr | kommunenavn </text:span></text:p>
      <text:p text:style-name="P120">-----------+-------------</text:p>
      <text:p text:style-name="P120"><text:s text:c="7"/>105 | Sarpsborg</text:p>
      <text:p text:style-name="P120">(1 row)</text:p>
      <text:p text:style-name="P31"/>
      <text:p text:style-name="P31"/>
      <text:p text:style-name="P31"/>
      <text:p text:style-name="P31"/>
      <text:p text:style-name="P31"/>
      <text:p text:style-name="P31"/>
      <text:p text:style-name="P31"/>
      <text:p text:style-name="P31"/>
      <text:p text:style-name="P31"/>
      <text:p text:style-name="P31"/>
      <text:p text:style-name="P5"><text:span text:style-name="T10">3) </text:span><text:span text:style-name="T1">Lag en tabell med da</text:span><text:span text:style-name="T5">ta</text:span><text:span text:style-name="T1"> (gjør det enkelt, lag f.eks. Et par-tre millioner rader med tilfeldige tall ved hjelp av en lagret prosedyre). Lag deretter en funksjon som skriver ut medianverdien, dvs. det midterste tallet i sortert rekkefølge. Hvis det er et likt antall tall, skal snittet av de to midterste skrives ut.</text:span></text:p>
      <text:p text:style-name="P30"/>
      <text:p text:style-name="P42">For å sette inn en mengde med data, lagde jeg denne funksjonen:</text:p>
      <text:p text:style-name="P42"/>
      <text:p text:style-name="P94">create function tilfeldigeTall() returns <text:span text:style-name="T46">integer</text:span> as $$</text:p>
      <text:p text:style-name="P94">declare</text:p>
      <text:p text:style-name="P94"><text:s text:c="2"/>i int;</text:p>
      <text:p text:style-name="P94"><text:s text:c="2"/>nyData real; </text:p>
      <text:p text:style-name="P94">begin</text:p>
      <text:p text:style-name="P94"><text:s text:c="2"/>i:=1;</text:p>
      <text:p text:style-name="P94"><text:s text:c="2"/>while i &lt; 3000000 loop</text:p>
      <text:p text:style-name="P94"><text:s text:c="4"/>nyData:=(select random()*<text:span text:style-name="T47">3000000</text:span>+1);</text:p>
      <text:p text:style-name="P94"><text:s text:c="4"/>insert into mindata values(i, nyData);</text:p>
      <text:p text:style-name="P94"><text:s text:c="4"/>i=i+1;</text:p>
      <text:p text:style-name="P94"><text:s text:c="2"/>end loop;</text:p>
      <text:p text:style-name="P97"><text:s text:c="2"/>return i;</text:p>
      <text:p text:style-name="P94">end;</text:p>
      <text:p text:style-name="P94">$$ language plpgsql;</text:p>
      <text:p text:style-name="P95"><text:span text:style-name="T8">For å få kjørt denne funksjonen, skrev jeg </text:span>select tilfeldigeTall();</text:p>
      <text:p text:style-name="P50"/>
      <text:p text:style-name="P95"><text:span text:style-name="T8">For å hente medianverdien, </text:span><text:span text:style-name="T9">brukte jeg følgende SQL-setning:</text:span></text:p>
      <text:p text:style-name="P96">select case when c % 2 = 0 and c &gt; 1 then (a[1]+a[2])/2 else a[1] end from </text:p>
      <text:p text:style-name="P96">(</text:p>
      <text:p text:style-name="P96"><text:s text:c="2"/>select array (select data from mindata order by data OFFSET (c-1)/2 LIMIT 2) AS a,c</text:p>
      <text:p text:style-name="P96"><text:s text:c="2"/>FROM (SELECT count(*) AS c FROM mindata WHERE data IS NOT NULL)</text:p>
      <text:p text:style-name="P96"><text:soft-page-break/><text:s text:c="2"/>AS count</text:p>
      <text:p text:style-name="P96"><text:s text:c="2"/>OFFSET 0</text:p>
      <text:p text:style-name="P96">)</text:p>
      <text:p text:style-name="P96">AS midrows;</text:p>
      <text:p text:style-name="P32"/>
      <text:p text:style-name="P112">NIVÅ 2)</text:p>
      <text:p text:style-name="P6"><text:span text:style-name="T10">4) </text:span><text:span text:style-name="T1">Lag to eller flere tabeller som trigger hverandre i sirkel. Kjør disse, og vis hvorledes aktuelt databasesystem reagerer.</text:span></text:p>
      <text:p text:style-name="P32"/>
      <text:p text:style-name="P51">For å løse denne oppgaven, lagde jeg følgende tabeller:</text:p>
      <text:p text:style-name="P51">first(id int, message text) og second(nyid int, nymessage text).</text:p>
      <text:p text:style-name="P51">Så lagde jeg den lagrede prosedyren som triggerne skal kjøre:</text:p>
      <text:p text:style-name="P51"/>
      <text:p text:style-name="P51"><text:span text:style-name="T42">create function foersteFunksjon() returns </text:span><text:span text:style-name="T4">trigger</text:span><text:span text:style-name="T42"> as $$</text:span></text:p>
      <text:p text:style-name="P100">begin</text:p>
      <text:p text:style-name="P100"><text:s text:c="2"/>insert into second values(NEW.id, NEW.message);</text:p>
      <text:p text:style-name="P100"><text:s text:c="2"/>return new;</text:p>
      <text:p text:style-name="P100">end;</text:p>
      <text:p text:style-name="P100">$$ language 'plpgsql';</text:p>
      <text:p text:style-name="P51"/>
      <text:p text:style-name="P100"/>
      <text:p text:style-name="P100"/>
      <text:p text:style-name="P100"/>
      <text:p text:style-name="P100"/>
      <text:p text:style-name="P51"><text:span text:style-name="T42">create function andreFunksjon() returns </text:span><text:span text:style-name="T4">trigger</text:span><text:span text:style-name="T42"> as $$</text:span></text:p>
      <text:p text:style-name="P100">begin</text:p>
      <text:p text:style-name="P100"><text:s text:c="2"/>insert into first values(NEW.nyid+1, NEW.nymessage);</text:p>
      <text:p text:style-name="P100"><text:s text:c="2"/>return new;</text:p>
      <text:p text:style-name="P100">end;</text:p>
      <text:p text:style-name="P100">$$ language 'plpgsql';</text:p>
      <text:p text:style-name="P51"/>
      <text:p text:style-name="P51">Så laget jeg triggerne slik:</text:p>
      <text:p text:style-name="P28">create trigger foersteTrigger after insert on first for each row execute procedure foersteFunksjon();</text:p>
      <text:p text:style-name="P28">create trigger andreTrigger after insert on second for each row execute procedure andreFunksjon();</text:p>
      <text:p text:style-name="P51"/>
      <text:p text:style-name="P52">Så satte jeg inn en verdi i "first":</text:p>
      <text:p text:style-name="P108">insert into first values(1, 'Hei på deg');</text:p>
      <text:p text:style-name="P118">ERROR: <text:s/>stack depth limit exceeded</text:p>
      <text:p text:style-name="P118">HINT: <text:s/>Increase the configuration parameter "max_stack_depth" (currently 2048kB), after ensuring the platform's stack depth limit is adequate.</text:p>
      <text:p text:style-name="P119">CONTEXT: <text:s/>SQL statement "insert into first values(NEW.nyid+1, NEW.nymessage)"</text:p>
      <text:p text:style-name="P119">PL/pgSQL function andrefunksjon() line 3 at SQL statement</text:p>
      <text:p text:style-name="P119">SQL statement "insert into second values(NEW.id, NEW.message)"</text:p>
      <text:p text:style-name="P119">PL/pgSQL function foerstefunksjon() line 3 at SQL statement<text:span text:style-name="T74">[...]</text:span></text:p>
      <text:p text:style-name="P52"/>
      <text:p text:style-name="P53">Meldingen f.o.m CONTEXT ble gjentatt <text:span text:style-name="T48">2002 ganger. Da hadde triggerne kjørt hverandre i ca ett sekund.</text:span></text:p>
      <text:p text:style-name="P52"/>
      <text:p text:style-name="P6"><text:span text:style-name="T10">5) </text:span><text:span text:style-name="T1">Lag et litt større, selvvalgt system hvor du bruker en god del triggere. Beskriv først systemet og behovet for triggere.</text:span></text:p>
      <text:p text:style-name="P32"><text:soft-page-break/></text:p>
      <text:p text:style-name="P54">Nettbutikker er jo ofte bygd på databaser. Så det jeg tenker på, er å sette opp et system for f.eks. dataspill (Steam, Origin, etc). <text:span text:style-name="T56">Her forutsetter jeg at man kun kan kjøpe én vare for hver gang.</text:span></text:p>
      <text:p text:style-name="P55">Da vil vi jo trenge en tabell for </text:p>
      <text:p text:style-name="P55">kunde(kundenr, <text:span text:style-name="T49">brukernavn, e-post,…)</text:span></text:p>
      <text:p text:style-name="P57">kundeHandel(<text:span text:style-name="T54">id, </text:span>kundenr, spillid, <text:span text:style-name="T52">kortnr, pris</text:span>)</text:p>
      <text:p text:style-name="P59">kort(kortnr, <text:span text:style-name="T57">kundenr</text:span>, dekning)</text:p>
      <text:p text:style-name="P56">kategori(kategorinr, kategorinavn)</text:p>
      <text:p text:style-name="P56">distributør(distributørnr, navn,<text:span text:style-name="T50">…)</text:span></text:p>
      <text:p text:style-name="P57">spill(spill<text:span text:style-name="T53">nr</text:span>, spillnavn, kategorinr, distributørnr, handling, <text:span text:style-name="T51">pris</text:span>)</text:p>
      <text:p text:style-name="P57"/>
      <text:p text:style-name="P60">Det første jeg tenker, er at man ikke bør få lov til å rote med ID-rekkene (kundenr, id (fra kundehandel), kategorinr, distributørnr og spillnr<text:span text:style-name="T55">). I tillegg bør man ikke få lov til å gjøre noen oppdateringer på tabellene spill eller kundeHandel.</text:span></text:p>
      <text:p text:style-name="P62">Dersom en kunde legger til et nytt kort i tabellen kort, bør det også være en trigger der som passer på at dette kortet ikke kan <text:span text:style-name="T82">bli overtatt</text:span> av andre kunder.</text:p>
      <text:p text:style-name="P61">Når man gjennomfører en handel, bør man ha en trigger som setter inn prisen som skal betales i kundeHandel-tabellen.</text:p>
      <text:p text:style-name="P57"/>
      <text:p text:style-name="P65">For å kunne gjennomføre en transaksjon, trenger vi også en trigger som sammenligner prisen med dek<text:span text:style-name="T82">n</text:span>ing på kortet. Denne triggeren må nok kjøres FØR in<text:span text:style-name="T82">n</text:span>settelse i kundeHandel-tabellen. Etter innsettelsen kjører jeg så en ny trigger som trekker pris fra dekning.</text:p>
      <text:p text:style-name="P58"/>
      <text:p text:style-name="P63">Nedenfor har jeg laget en tabell over triggere og oppgaver:</text:p>
      <table:table table:name="Table4" table:style-name="Table4">
        <table:table-column table:style-name="Table4.A"/>
        <table:table-column table:style-name="Table4.B"/>
        <table:table-row>
          <table:table-cell table:style-name="Table4.A1" office:value-type="string">
            <text:p text:style-name="P136">Triggernavn</text:p>
          </table:table-cell>
          <table:table-cell table:style-name="Table4.B1" office:value-type="string">
            <text:p text:style-name="P136">Oppgave</text:p>
          </table:table-cell>
        </table:table-row>
        <table:table-row>
          <table:table-cell table:style-name="Table4.A2" office:value-type="string">
            <text:p text:style-name="P136">trigger_kortKundeSjekk</text:p>
          </table:table-cell>
          <table:table-cell table:style-name="Table4.B2" office:value-type="string">
            <text:p text:style-name="P137">Hindre sletting av kort (siden jeg her ikke har noen måte å se til at det er korteier som vil fjerne kortet). </text:p>
            <text:p text:style-name="P137"><text:span text:style-name="T59">H</text:span>indre kortet i å bytte korteier</text:p>
          </table:table-cell>
        </table:table-row>
        <table:table-row>
          <table:table-cell table:style-name="Table4.A2" office:value-type="string">
            <text:p text:style-name="P136">trigger_saldoOperasjon</text:p>
          </table:table-cell>
          <table:table-cell table:style-name="Table4.B2" office:value-type="string">
            <text:p text:style-name="P136">1) Oppdatere pris i kundeHandel med prisen i Spill.</text:p>
            <text:p text:style-name="P136">2) Sjekke om det er nok penger på kortet til å <text:span text:style-name="T58">utføre</text:span> <text:span text:style-name="T58">"</text:span>kjøpet<text:span text:style-name="T58">"</text:span> (avbryt kjøpet ved manglende saldo)</text:p>
            <text:p text:style-name="P136">3) Oppdatere gjenværende saldo etter kjøp</text:p>
          </table:table-cell>
        </table:table-row>
        <table:table-row>
          <table:table-cell table:style-name="Table4.A2" office:value-type="string">
            <text:p text:style-name="P136">trigger_stoppHandelEndring</text:p>
          </table:table-cell>
          <table:table-cell table:style-name="Table4.B2" office:value-type="string">
            <text:p text:style-name="P138">Hindre sletting av ordre.</text:p>
            <text:p text:style-name="P138">Hindre oppdatering av eksisterende data i kundeHandel, med unntak av det å oppdatere pris</text:p>
          </table:table-cell>
        </table:table-row>
        <table:table-row>
          <table:table-cell table:style-name="Table4.A2" office:value-type="string">
            <text:p text:style-name="P138">trigger_stoppSpillEndring</text:p>
          </table:table-cell>
          <table:table-cell table:style-name="Table4.B2" office:value-type="string">
            <text:p text:style-name="P138">Hindre spill i å bli slettet fra systemet</text:p>
            <text:p text:style-name="P138">Hindre spillnr i å bli endret.</text:p>
          </table:table-cell>
        </table:table-row>
        <table:table-row>
          <table:table-cell table:style-name="Table4.A2" office:value-type="string">
            <text:p text:style-name="P139">trigger_stoppKategoriEndring</text:p>
          </table:table-cell>
          <table:table-cell table:style-name="Table4.B2" office:value-type="string">
            <text:p text:style-name="P139">Det samme som for spillendring, bare med kategorier isteden.</text:p>
          </table:table-cell>
        </table:table-row>
        <table:table-row>
          <table:table-cell table:style-name="Table4.A2" office:value-type="string">
            <text:p text:style-name="P139">trigger_stoppDistributørEndring</text:p>
          </table:table-cell>
          <table:table-cell table:style-name="Table4.B2" office:value-type="string">
            <text:p text:style-name="P139">Det samme som for spillendring, bare med distributør isteden</text:p>
          </table:table-cell>
        </table:table-row>
        <table:table-row>
          <table:table-cell table:style-name="Table4.A2" office:value-type="string">
            <text:p text:style-name="P139">trigger_sjekkEndretBrukerID</text:p>
          </table:table-cell>
          <table:table-cell table:style-name="Table4.B2" office:value-type="string">
            <text:p text:style-name="P139">Hindre bruker i å endre kundeID. Alt annet er tillatt.</text:p>
          </table:table-cell>
        </table:table-row>
      </table:table>
      <text:p text:style-name="P64">Jeg vurderte å gjøre som i oppgave A-1-2 hvor vi skulle lage triggere som sjekker konsistens og integritet i databasen, men fant ut at jeg heller ville ha en noe mer normalisert database med bruk av primærnøkkel og fremmednøkkel.</text:p>
      <text:p text:style-name="P32"/>
      <text:p text:style-name="P109">DEL B: REPLIKASJON</text:p>
      <text:p text:style-name="P32"><text:soft-page-break/></text:p>
      <text:p text:style-name="P112">NIVÅ 1)</text:p>
      <text:p text:style-name="P6"><text:span text:style-name="T10">1) </text:span><text:span text:style-name="T1">Sett opp en replikasjon med en tjener og minst 2 slaver. Dere skal beskrive hva dere gjorde, og vise hvorledes det fungerer i praksis. INNLEVERING: det lureste er at dere filmer hvordan dere satte opp tjeneren og slavene, og viser hvorledes en replikasjon foregår i praksis. Eventuelt kan faglærer tilkalles for at dere gjør en demo. For MySQL, se </text:span><text:a xlink:type="simple" xlink:href="https://dev.mysql.com/doc/refman/5.7/en/replication.html" text:style-name="Internet_20_link" text:visited-style-name="Visited_20_Internet_20_Link"><text:span text:style-name="T1">https://dev.mysql.com/doc/refman/5.7/en/replication.html</text:span></text:a><text:span text:style-name="T1"> </text:span></text:p>
      <text:p text:style-name="P32"/>
      <text:p text:style-name="P32">Besvarelse…</text:p>
      <text:p text:style-name="P80">TEKSTEN SOM <text:s/>FØLGER ER IKKE MENT FOR Å LØSE OPPGAVEN SOM SÅDAN, MEN HELLER FOR Å SKRIVE INN NOE AV TEORIEN BAK DATAREPLIKERING. TEKSTEN ER HENTET FRA LÆREBOKAS KAPITTEL 26, "Replication and Mobile Databases", SIDE 876 OG UTOVER.</text:p>
      <text:p text:style-name="P80"/>
      <text:p text:style-name="P80">Replikasjon: en prosess som går ut på å generere og reprodusere flere datakopier på ett eller flere steder.</text:p>
      <text:p text:style-name="P80">Replikasjon regnes for å være en (svært) viktig mekanisme for mange bedrifter, fordi det gjør at brukerne med tilgang til aktuell data kan få den tilgangen når og hvor brukeren trenger det. <text:span text:style-name="T80">Tanken er å øke feiltoleransen til et system slik at hvis en database "går ned," kan en annen database overta der den første feilet og slapp, og dermed ta seg av brukerens spørringer og oppdateringer. Datareplikering blir noen ganger beskrevet som samme metaforer som brukes innenfor publiseringsindustrien:</text:span></text:p>
      <text:p text:style-name="P14">PUBLISHER<text:span text:style-name="T10">: En DBMS som gjør data tilgjengelig for andre steder gjennom replikasjon. </text:span><text:span text:style-name="T19">Utgiveren kan ha én eller flere publikasjoner som kan være laget av én eller flere artikler som hver definerer et logisk relatert mengde med objekter og data som skal </text:span><text:span text:style-name="T20">reproduseres (replikeres)</text:span><text:span text:style-name="T19">.</text:span></text:p>
      <text:p text:style-name="P15">DISTRIBUTØR<text:span text:style-name="T10">: En DBMS som lagrer replikasjonsdata og metadata om publikasjonen og i noen tilfeller opptrer som en kø for data som beveger seg fra utgiver til abo</text:span><text:span text:style-name="T21">n</text:span><text:span text:style-name="T10">nentene. En DBMS kan opptre som både utgiver og distributør.</text:span></text:p>
      <text:p text:style-name="P15">ABONENT<text:span text:style-name="T10">: En DBMS som mottar replikert data. En </text:span><text:span text:style-name="T21">abonnent</text:span><text:span text:style-name="T10"> kan motta data fra flere utgivere og publikasjoner. Abon</text:span><text:span text:style-name="T21">n</text:span><text:span text:style-name="T10">enten kan også sende data tilbake til utgiveren eller republisere data til egne abon</text:span><text:span text:style-name="T21">n</text:span><text:span text:style-name="T10">enter, avhengig av valgt replikeringstype.</text:span></text:p>
      <text:p text:style-name="P82"/>
      <text:p text:style-name="P82">Replikasjon har mange av de samme fordelene som distribuert DBMS:</text:p>
      <text:p text:style-name="P16"><text:span text:style-name="T83">TILGJENGELIGHETEN OG PÅLITELIGHETEN FORBEDRES</text:span><text:span text:style-name="T22">, siden data kan reproduseres/replikeres på mer enn bare én side, slik at hvis en node eller en forbindelseslenke feiler, så gjør ikke det slik at dataen blir utilgjengelig. Replikasjon kan også brukes til å replikere </text:span><text:span text:style-name="T23">data til en "standby"-server, hvilket gjør dataene enda mer tilgjengelige i tilfelle planlagt eller ikke-planlagt nedetid på systemet.</text:span></text:p>
      <text:p text:style-name="P17">YTELSEN FORBEDRES<text:span text:style-name="T10"> når </text:span><text:span text:style-name="T24">fjerndata (remote data) replikeres og lagres lokalt, hvilket gjør at noen spørringer kan kjøres lokalt istedenfor over internett. I tillegg så forbedres ytelsen når man bruker replikering til en svært overlastet sentralisert server for å oppnå bedre ressursbalansering over flere servere. For eksempel når en eller flere applikasjoner utfører mer lesing enn skriving <text:s/>(slik som f.eks. i en webshop), er det mulig å replikere lesedelen av arbeidsmengden, cache read-only data over flere databaser og deretter koble klientene likt til de ulike databasene for å distribuere arbeidsmengden.</text:span></text:p>
      <text:p text:style-name="P18">EN FRAKOBLET COMPUTING MODEL STØTTES<text:span text:style-name="T10">, noe som skjer når brukere blir frakoblet fra den aktuelle databasen, men hvor brukeren kan jobbe videre til databasen blir tilgjengelig igjen, </text:span><text:span text:style-name="T25">med redusert funksjonalitet</text:span><text:span text:style-name="T10">. </text:span><text:span text:style-name="T25">Dette kan skje flere ganger i forbindelse med mobile systemer.</text:span></text:p>
      <text:p text:style-name="P83"/>
      <text:p text:style-name="P19"><text:span text:style-name="T25">E</text:span><text:span text:style-name="T10">n svært viktig ting med replikasjon er at den MÅ IMPLEMENTERES PÅ KORREKT </text:span><text:soft-page-break/><text:span text:style-name="T10">MÅTE. Hvis ikke kan ytelsen til systemet heller bli dårligere enn bedre. Kompleksiteten av replikasjonen er den aller største ulempen ved det hele.</text:span></text:p>
      <text:p text:style-name="P84"/>
      <text:p text:style-name="P85">Replikasjonsmodell</text:p>
      <text:p text:style-name="P20"><text:span text:style-name="T10">Et replikert databasesystem består av flere databaser som kalles kopier eller replikaer. Ettersom at hver side også er en backupside og backup noen ganger brukes </text:span><text:span text:style-name="T26">ensbetydende, kan en backup brukes <text:s/>i kombinasjon med gjenopprettingsaspekter. Formelt sett består en replikert database av en mengde S av n sider, S={S</text:span><text:span text:style-name="T84">1</text:span><text:span text:style-name="T26">, S</text:span><text:span text:style-name="T84">2</text:span><text:span text:style-name="T26">, S</text:span><text:span text:style-name="T84">3</text:span><text:span text:style-name="T26">, S</text:span><text:span text:style-name="T84">4</text:span><text:span text:style-name="T26">,…, S</text:span><text:span text:style-name="T84">n</text:span><text:span text:style-name="T26">}, der n &gt;= 2.</text:span></text:p>
      <text:p text:style-name="P86"/>
      <text:p text:style-name="P21"><text:span text:style-name="T26">R</text:span><text:span text:style-name="T10">eplikasjonsarkitektur</text:span></text:p>
      <text:p text:style-name="P87">Det er 2 måter å implementere en replikasjonsprotokoll: Kjernebasert replikasjon og middelvarebasert replikasjon.</text:p>
      <text:list xml:id="list7174684884830738836" text:style-name="L3">
        <text:list-item>
          <text:p text:style-name="P152"><text:span text:style-name="T10">Kjernebasert replikasjon: En implementasjon av protokollen innenfor selve databasekjernen. </text:span><text:span text:style-name="T27">Dette kaller man for kjernebasert eller white-box-replikasjon. Klienter kobler direkte til én databaseinstans som koordinerer interaksjonen med de andre sidene i den replikerte databasen. </text:span></text:p>
        </text:list-item>
        <text:list-item>
          <text:p text:style-name="P153"><text:span text:style-name="T27">M</text:span><text:span text:style-name="T10">iddelvarebasert replikasjon: En annen løsning som gjemmer de underliggende databasene. Middelvaren er ansvarlig for å koordinere </text:span><text:span text:style-name="T28">klientspørringer ("client request") over de ulike replikaene og som for klienten oppfattes som én database. For å håndtere parallel</text:span><text:span text:style-name="T29">l</text:span><text:span text:style-name="T28"> (eng.: concurrent) </text:span><text:span text:style-name="T29">databruk, implementerer replikasjonsserveren sin egen kontrollmekanisme for for </text:span><text:span text:style-name="T30">samtidighet (concurrency). </text:span><text:span text:style-name="T31">Bruker replikasjonsserveren APIet til det underliggende databasesystemet, kalles det en "Black Box". Hvis databasesystemene eksponerer noe informasjon til replikasjonsserveren, f.eks. cachet data som nettopp er blitt brukt, kalles dette en "grey box". Replikasjonsmiddelvaren kan da fort bli en flaskehals</text:span><text:span text:style-name="T32"> og kan da enten replikeres, eller så kan man bruke en desentralisert tilnærming hvor hver databaseinstans har sin egen dedikerte middelvare. Bruker man en desentralisert tilnærming, </text:span><text:span text:style-name="T33">oppretter middelvaren og databasen en replikasjonsenhet.</text:span></text:p>
        </text:list-item>
      </text:list>
      <text:p text:style-name="P88"/>
      <text:p text:style-name="P22"><text:span text:style-name="T33">K</text:span><text:span text:style-name="T10">jernebasert mot middelvarebasert replikering</text:span></text:p>
      <text:p text:style-name="P22"><text:span text:style-name="T10">I en kjernebasert replikering har replikeringsmekanismen full tilgang til databasens "indre," slik som databasens samtidighetskontrollmekanisme. Dette er fordelaktig hvis replikasjonsmekanismen må låse data på en spesiell måte. En middelvarebasert mekanisme kjører normalt sett ikke SQL-spørringer, men låser isteden hele tabellen, slik at man hindrer at samme "statement" kjøres dobbelt. </text:span><text:span text:style-name="T34">Ulempen med tett kobling er at eventuelle endringer av implementasjonen får følger for alle deler av koblingen, hvilket gjør at det å vedlikeholde koden blir mer komp</text:span><text:span text:style-name="T35">l</text:span><text:span text:style-name="T34">isert. </text:span><text:span text:style-name="T35">I mange databasesystemer er ikke kildekoden tilgjengelig, slik at man kun kan programmere mot databasens API. Dette gjør at middelvarebasert replikering er det eneste alternativet. Har man likevel tilgang til kildekoden, er det likevel mer naturlig og lettere å bare bruke API-et istedenfor å endre på hele </text:span><text:span text:style-name="T36">eller deler av</text:span><text:span text:style-name="T35"> kildekoden. </text:span><text:span text:style-name="T37">En annen ting man må ta med når man vurderer implementasjonen: Muligheten for å bruke middelvarebasert replikasjon i en heterogen føderasjon av databasesystemer. I mange bedrifter hvor systemene har utviklet seg over det siste tiåret er nettopp heterogene og integrasjonsaspekter viktige.</text:span></text:p>
      <text:p text:style-name="P89"/>
      <text:p text:style-name="P23"><text:span text:style-name="T37">F</text:span><text:span text:style-name="T10">unksjonalitet for middelvarereplikasjon</text:span></text:p>
      <text:p text:style-name="P90">Man forventer at en distribuert middelvarereplikasjon skal kunne kopiere data, både synkront og asynkront, fra én database til en annen. I tillegg til denne basiske funksjonen, må man også angi disse funksjonene:</text:p>
      <text:list xml:id="list8128430544812321353" text:style-name="L4">
        <text:list-item>
          <text:p text:style-name="P146">SKALABILITET: Systemet bør håndtere replikasjon av både små og store mengder data.</text:p>
        </text:list-item>
        <text:list-item>
          <text:p text:style-name="P154"><text:soft-page-break/><text:span text:style-name="T10">MAPPING OG TRANSFORMASJON: Systemet bør kunne replikere mellom heterogene DBMS-er og plattformer. </text:span><text:span text:style-name="T38">Dette kan involvere det å transformere og "mappe" data fra én datamodell til en annen, eller data i én datatype til en tilsvarende datatype i et annet databasesystem.</text:span></text:p>
        </text:list-item>
        <text:list-item>
          <text:p text:style-name="P147">OBJEKTREPLIKASJON: Det vør være mulig å replikere objekter som ikke er data. Noen systemer har for eksempel lagrede prosedyrer og/eller triggere som skal replikeres.</text:p>
        </text:list-item>
        <text:list-item>
          <text:p text:style-name="P155"><text:span text:style-name="T10">SPESIFISERING AV REPLIKERINGSSKJEMA: Systemet bør ha en mekanisme som </text:span><text:span text:style-name="T39">tillater en priviligert bruker i å angi eller spesifisere hvilke data og objekter som skal reproduseres/replikeres.</text:span></text:p>
        </text:list-item>
        <text:list-item>
          <text:p text:style-name="P148">"ABONNERINGS"MEKANISME: Systemet bør også ha en mekanisme som gjør at en bruker kan "abonnere" på data og objekter som kan replikeres.</text:p>
        </text:list-item>
        <text:list-item>
          <text:p text:style-name="P156"><text:span text:style-name="T10">INITIALISERINGSMEKANISME: </text:span><text:span text:style-name="T40">En mekanisme for å initialisere en "målreplika"</text:span></text:p>
        </text:list-item>
        <text:list-item>
          <text:p text:style-name="P157"><text:span text:style-name="T40">E</text:span><text:span text:style-name="T10">NKEL ADMINISTRASJON: Det bør være enkelt for databaseadministratoren å administrere systemet, sjekke status og følge med på ytelsen av komponentene som utgjør replikasjonssystemene.</text:span></text:p>
        </text:list-item>
      </text:list>
      <text:p text:style-name="P32"/>
      <text:p text:style-name="P6"><text:span text:style-name="T10">2) </text:span><text:span text:style-name="T1">Store systemer som Google, Facebook, Instagram, Dropbox, m.m. må opplagt jobbe med distribusjon og replikasjon. Finn helst noe mindre "opplagt" enn de store, og finn stoff <text:s/>om dette. Alternativt kan dere se på replikering i det små, f.eks. hvordan kalenderreplikering (fungerer). INNLEVERING: en SELVKOMPONERT beskrivelse av hvorledes et større firma jobber med distribusjon og/eller replikasjon – helst i form av en PowerPoint/Impress. Tett med referanser! Hvis vi får tid, får dere noen minutter hver til å presentere funnene deres.</text:span></text:p>
      <text:p text:style-name="P32"/>
      <text:p text:style-name="P77">Microsoft OneDrive er et eksempel på et system som drives med replikasjon. OneDrive er tilgjengelig for Windows og mobile operativsystemer, og er også integrert i Office. OneDrive fungerer på mange måter som Dropbox, når du gjør en endring i en eksisterende fil eller legger til en ny fil, lastes endringene opp til en sentral server og blir lastet ned på andre enheter som er koblet til med den samme kontoen. <text:span text:style-name="T79">I likhet med Dropbox, kan man velge hvilke mapper som ikke skal synkroniseres mellom enhetene.</text:span></text:p>
      <text:p text:style-name="P81">På Windows 8.1 og 10, linkes systemet automatisk til OneDrive dersom man logger seg inn på PC-en med en Microsoft-konto. Grunnen til dette er at OneDrive nå er en del av selve operativsystemet. For Windows 8 eller tidligere finnes OneDrive i en egen, separat applikasjon. </text:p>
      <text:p text:style-name="P78">På Windows 8.1 eller nyere kan brukeren synkronisere både filer og systeminnstillinger. </text:p>
      <text:p text:style-name="P78">Ved hjelp av symbolske lenker kan disse forandringene gjøre det slik at det virker ut som at endringene av innstillingene er gjort lokalt, selv om de i virkeligheten er gjort online via OneDrive.</text:p>
      <text:p text:style-name="P79">Kildelenke: </text:p>
      <text:p text:style-name="P79">Lenke til kilde: <text:a xlink:type="simple" xlink:href="https://en.wikipedia.org/wiki/OneDrive#Client_applications" text:style-name="Internet_20_link" text:visited-style-name="Visited_20_Internet_20_Link">https://en.wikipedia.org/wiki/OneDrive#Client_applications</text:a> </text:p>
      <text:p text:style-name="P32"/>
      <text:p text:style-name="P79">Man kan også dele filer med andre brukere, slik at de enten kan redigere filene selv eller bare ha lesetilgang. </text:p>
      <text:p text:style-name="P79"/>
      <text:p text:style-name="P79">Lenke til kilde: <text:a xlink:type="simple" xlink:href="http://windows.microsoft.com/en-us/windows-8/onedrive-app-faq" text:style-name="Internet_20_link" text:visited-style-name="Visited_20_Internet_20_Link">http://windows.microsoft.com/en-us/windows-8/onedrive-app-faq</text:a> (bla ned til spørsmålet "How can I share my files and folders in OneDrive?"</text:p>
      <text:p text:style-name="P79"/>
      <text:p text:style-name="P79">Som du ser, filer som du oppretter i klienten replikeres stort sett til andre enheter som er logget på med samme konto. Likevel, når du oppretter filer på OneDrives hjemmesider, er det ikke nødvendigvis gitt at det skjer en replikering, med mindre brukeren spesifikt ber om det i OneDrive-klienten.</text:p>
      <text:p text:style-name="P32"><text:soft-page-break/></text:p>
      <text:p text:style-name="P79">Lenke til kilde: <text:a xlink:type="simple" xlink:href="http://windows.microsoft.com/en-us/windows-8/onedrive-online-available-offline" text:style-name="Internet_20_link" text:visited-style-name="Visited_20_Internet_20_Link">http://windows.microsoft.com/en-us/windows-8/onedrive-online-available-offline</text:a> </text:p>
      <text:p text:style-name="P32"/>
      <text:p text:style-name="P112">NIVÅ 2)</text:p>
      <text:p text:style-name="P6"><text:span text:style-name="T10">3) </text:span><text:span text:style-name="T3">Gjør videre eksperimenter med replikasjon (evt. distribusjon).</text:span></text:p>
      <text:p text:style-name="P32"/>
      <text:p text:style-name="P91">For å løse denne oppgaven tenkte jeg å bruke PostgreSQL og et program som heter pgtool-admin som kan brukes til replikering og load-balancing i PostgreSQL.</text:p>
      <text:p text:style-name="P91">Hjemme så satte jeg opp en virtuell maskin, en annen "ekte" installasjon av FreeBSD og brukte også min vanlige PC, slik at jeg hadde 3 installasjoner av FreeBSD som er det operativsystemet jeg har brukt hittil i kurset. <text:span text:style-name="T85">Problemene oppsto da det etter mange timer (holdt på fra kl 11:30 til 22:30 den 29.09.2015) med arbeid, da det viste seg at det muligens er et krav om at alle maskinene, i tillegg til å ha samme operativsystem, også krever samme versjon av det operativsystemet (istedenfor 3 versjoner, slik det var i oppsettet mitt). Problemet var at enkelte funksjoner som dette tilleggsprogrammet til PostgreSQL bruker, rett og slett ikke fungerer, muligens pga. det med ulike versjonsnumre. <text:s/></text:span></text:p>
      <text:p text:style-name="P92">Det jeg forsøkte å få til, var å få satt opp et system som i tillegg til vanlig replikering, også skulle ta seg av load balancing. Men pga. ovenfornevnte problemer, ble det ikke engang kjørt en vanlig replikasjon av databaser. </text:p>
      <text:p text:style-name="P32"/>
      <text:p text:style-name="P6"><text:span text:style-name="T10">4) </text:span><text:span text:style-name="T3">Sammenlign distribusjon og replikasjon i to ulike RDMBSer ut fra litteratur dere finner. Dette skal dokumenteres (referanser) og systematiseres, gjerne med oversikter. De som klarer å gjøre noe </text:span><text:span text:style-name="T6">med</text:span><text:span text:style-name="T3"> denne sammenligningen i praksis får et ekstra pluss. Det samme med evt presentasjon, se under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Arial" svg:font-family="Arial" style:font-family-generic="swiss"/>
    <style:font-face style:name="Copperplate Gothic Bold" svg:font-family="'Copperplate Gothic Bold'" style:font-family-generic="swiss"/>
    <style:font-face style:name="Lucida Sans1" svg:font-family="'Lucida Sans'" style:font-family-generic="swiss"/>
    <style:font-face style:name="Symbol" svg:font-family="Symbol"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nb" fo:country="NO"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nb" fo:country="NO"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opperplate Gothic Bold" fo:font-family="'Copperplate Gothic Bold'"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eavsnitt"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pple-converted-space" style:family="text"/>
    <style:style style:name="HTML-skrivemaskin"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Standardskrift_20_for_20_avsnitt" style:display-name="Standardskrift for avsnitt" style:family="text"/>
    <style:style style:name="WW8Num23z8" style:family="text"/>
    <style:style style:name="WW8Num23z7" style:family="text"/>
    <style:style style:name="WW8Num23z6" style:family="text"/>
    <style:style style:name="WW8Num23z5" style:family="text"/>
    <style:style style:name="WW8Num23z4" style:family="text"/>
    <style:style style:name="WW8Num23z3" style:family="text"/>
    <style:style style:name="WW8Num23z2" style:family="text"/>
    <style:style style:name="WW8Num23z1" style:family="text"/>
    <style:style style:name="WW8Num23z0" style:family="text"/>
    <style:style style:name="WW8Num22z8" style:family="text"/>
    <style:style style:name="WW8Num22z7" style:family="text"/>
    <style:style style:name="WW8Num22z6" style:family="text"/>
    <style:style style:name="WW8Num22z5" style:family="text"/>
    <style:style style:name="WW8Num22z4" style:family="text"/>
    <style:style style:name="WW8Num22z3" style:family="text"/>
    <style:style style:name="WW8Num22z2" style:family="text"/>
    <style:style style:name="WW8Num22z1" style:family="text"/>
    <style:style style:name="WW8Num22z0" style:family="text">
      <style:text-properties style:font-name="Times New Roman" fo:font-family="'Times New Roman'" style:font-family-generic="roman" style:font-pitch="variable" fo:font-size="14pt" fo:font-style="normal" style:text-underline-style="none" fo:font-weight="normal" style:font-size-asian="14pt" style:font-style-asian="normal" style:font-weight-asian="normal" style:font-name-complex="Times New Roman" style:font-family-complex="'Times New Roman'" style:font-family-generic-complex="roman" style:font-pitch-complex="variable"/>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8z8" style:family="text"/>
    <style:style style:name="WW8Num18z7" style:family="text"/>
    <style:style style:name="WW8Num18z6" style:family="text"/>
    <style:style style:name="WW8Num18z5" style:family="text"/>
    <style:style style:name="WW8Num18z4" style:family="text"/>
    <style:style style:name="WW8Num18z3" style:family="text"/>
    <style:style style:name="WW8Num18z2" style:family="text"/>
    <style:style style:name="WW8Num18z1" style:family="text"/>
    <style:style style:name="WW8Num18z0" style:family="text">
      <style:text-properties style:font-name="Times New Roman" fo:font-family="'Times New Roman'" style:font-family-generic="roman" style:font-pitch="variable" fo:font-size="14pt" fo:font-style="normal" style:text-underline-style="none" fo:font-weight="normal" style:font-size-asian="14pt" style:font-style-asian="normal" style:font-weight-asian="normal" style:font-name-complex="Times New Roman" style:font-family-complex="'Times New Roman'" style:font-family-generic-complex="roman" style:font-pitch-complex="variable"/>
    </style:style>
    <style:style style:name="WW8Num17z8" style:family="text"/>
    <style:style style:name="WW8Num17z7" style:family="text"/>
    <style:style style:name="WW8Num17z6" style:family="text"/>
    <style:style style:name="WW8Num17z5" style:family="text"/>
    <style:style style:name="WW8Num17z4" style:family="text"/>
    <style:style style:name="WW8Num17z3" style:family="text"/>
    <style:style style:name="WW8Num17z2" style:family="text"/>
    <style:style style:name="WW8Num17z1" style:family="text"/>
    <style:style style:name="WW8Num17z0" style:family="text"/>
    <style:style style:name="WW8Num16z8" style:family="text"/>
    <style:style style:name="WW8Num16z7" style:family="text"/>
    <style:style style:name="WW8Num16z6" style:family="text"/>
    <style:style style:name="WW8Num16z5" style:family="text"/>
    <style:style style:name="WW8Num16z4" style:family="text"/>
    <style:style style:name="WW8Num16z3" style:family="text"/>
    <style:style style:name="WW8Num16z2" style:family="text"/>
    <style:style style:name="WW8Num16z1" style:family="text"/>
    <style:style style:name="WW8Num16z0" style:family="text"/>
    <style:style style:name="WW8Num15z8" style:family="text"/>
    <style:style style:name="WW8Num15z7" style:family="text"/>
    <style:style style:name="WW8Num15z6" style:family="text"/>
    <style:style style:name="WW8Num15z5" style:family="text"/>
    <style:style style:name="WW8Num15z4" style:family="text"/>
    <style:style style:name="WW8Num15z3" style:family="text"/>
    <style:style style:name="WW8Num15z2" style:family="text"/>
    <style:style style:name="WW8Num15z1" style:family="text"/>
    <style:style style:name="WW8Num15z0" style:family="text">
      <style:text-properties style:font-name="Times New Roman" fo:font-family="'Times New Roman'" style:font-family-generic="roman" style:font-pitch="variable" fo:font-size="14pt" fo:font-style="normal" style:text-underline-style="none" fo:font-weight="normal" style:font-size-asian="14pt" style:font-style-asian="normal" style:font-weight-asian="normal" style:font-name-complex="Times New Roman" style:font-family-complex="'Times New Roman'" style:font-family-generic-complex="roman" style:font-pitch-complex="variable"/>
    </style:style>
    <style:style style:name="WW8Num14z8" style:family="text"/>
    <style:style style:name="WW8Num14z7" style:family="text"/>
    <style:style style:name="WW8Num14z6" style:family="text"/>
    <style:style style:name="WW8Num14z5" style:family="text"/>
    <style:style style:name="WW8Num14z4" style:family="text"/>
    <style:style style:name="WW8Num14z3" style:family="text"/>
    <style:style style:name="WW8Num14z2" style:family="text"/>
    <style:style style:name="WW8Num14z1" style:family="text"/>
    <style:style style:name="WW8Num14z0" style:family="text">
      <style:text-properties style:font-name="Times New Roman" fo:font-family="'Times New Roman'" style:font-family-generic="roman" style:font-pitch="variable" fo:font-size="14pt" fo:font-style="normal" style:text-underline-style="none" fo:font-weight="normal" style:font-name-asian="Times New Roman" style:font-family-asian="'Times New Roman'" style:font-family-generic-asian="roman" style:font-pitch-asian="variable" style:font-size-asian="14pt" style:language-asian="nb" style:country-asian="NO" style:font-style-asian="normal" style:font-weight-asian="normal" style:font-name-complex="Times New Roman" style:font-family-complex="'Times New Roman'" style:font-family-generic-complex="roman" style:font-pitch-complex="variable" style:font-size-complex="12pt"/>
    </style:style>
    <style:style style:name="WW8Num13z8" style:family="text"/>
    <style:style style:name="WW8Num13z7" style:family="text"/>
    <style:style style:name="WW8Num13z6" style:family="text"/>
    <style:style style:name="WW8Num13z5" style:family="text"/>
    <style:style style:name="WW8Num13z4" style:family="text"/>
    <style:style style:name="WW8Num13z3" style:family="text"/>
    <style:style style:name="WW8Num13z2" style:family="text"/>
    <style:style style:name="WW8Num13z1" style:family="text"/>
    <style:style style:name="WW8Num13z0" style:family="text"/>
    <style:style style:name="WW8Num12z8" style:family="text"/>
    <style:style style:name="WW8Num12z7" style:family="text"/>
    <style:style style:name="WW8Num12z6" style:family="text"/>
    <style:style style:name="WW8Num12z5" style:family="text"/>
    <style:style style:name="WW8Num12z4" style:family="text"/>
    <style:style style:name="WW8Num12z3" style:family="text"/>
    <style:style style:name="WW8Num12z2" style:family="text"/>
    <style:style style:name="WW8Num12z1" style:family="text"/>
    <style:style style:name="WW8Num12z0" style:family="text">
      <style:text-properties fo:font-size="14pt" fo:font-style="normal" style:text-underline-style="none" fo:font-weight="normal" style:font-size-asian="14pt" style:font-style-asian="normal" style:font-weight-asian="normal"/>
    </style:style>
    <style:style style:name="WW8Num11z8" style:family="text"/>
    <style:style style:name="WW8Num11z7" style:family="text"/>
    <style:style style:name="WW8Num11z6" style:family="text"/>
    <style:style style:name="WW8Num11z5" style:family="text"/>
    <style:style style:name="WW8Num11z4" style:family="text"/>
    <style:style style:name="WW8Num11z3" style:family="text"/>
    <style:style style:name="WW8Num11z2" style:family="text"/>
    <style:style style:name="WW8Num11z1" style:family="text"/>
    <style:style style:name="WW8Num11z0" style:family="text"/>
    <style:style style:name="WW8Num10z8" style:family="text"/>
    <style:style style:name="WW8Num10z7" style:family="text"/>
    <style:style style:name="WW8Num10z6" style:family="text"/>
    <style:style style:name="WW8Num10z5" style:family="text"/>
    <style:style style:name="WW8Num10z4" style:family="text"/>
    <style:style style:name="WW8Num10z3" style:family="text"/>
    <style:style style:name="WW8Num10z2" style:family="text"/>
    <style:style style:name="WW8Num10z1" style:family="text"/>
    <style:style style:name="WW8Num10z0" style:family="text">
      <style:text-properties style:font-name="Times New Roman" fo:font-family="'Times New Roman'" style:font-family-generic="roman" style:font-pitch="variable" fo:font-size="14pt" fo:font-style="normal" style:text-underline-style="none" fo:font-weight="normal" style:font-size-asian="14pt" style:font-style-asian="normal" style:font-weight-asian="normal" style:font-name-complex="Times New Roman" style:font-family-complex="'Times New Roman'" style:font-family-generic-complex="roman" style:font-pitch-complex="variable"/>
    </style:style>
    <style:style style:name="WW8Num9z8" style:family="text"/>
    <style:style style:name="WW8Num9z7" style:family="text"/>
    <style:style style:name="WW8Num9z6" style:family="text"/>
    <style:style style:name="WW8Num9z5" style:family="text"/>
    <style:style style:name="WW8Num9z4" style:family="text"/>
    <style:style style:name="WW8Num9z3" style:family="text"/>
    <style:style style:name="WW8Num9z2" style:family="text"/>
    <style:style style:name="WW8Num9z1" style:family="text"/>
    <style:style style:name="WW8Num9z0" style:family="text">
      <style:text-properties style:font-name="Times New Roman" fo:font-family="'Times New Roman'" style:font-family-generic="roman" style:font-pitch="variable" fo:font-size="14pt" fo:font-style="normal" style:text-underline-style="none" fo:font-weight="normal" style:font-size-asian="14pt" style:font-style-asian="normal" style:font-weight-asian="normal" style:font-name-complex="Times New Roman" style:font-family-complex="'Times New Roman'" style:font-family-generic-complex="roman" style:font-pitch-complex="variable"/>
    </style:style>
    <style:style style:name="WW8Num8z8" style:family="text"/>
    <style:style style:name="WW8Num8z7" style:family="text"/>
    <style:style style:name="WW8Num8z6" style:family="text"/>
    <style:style style:name="WW8Num8z5" style:family="text"/>
    <style:style style:name="WW8Num8z4" style:family="text"/>
    <style:style style:name="WW8Num8z3" style:family="text"/>
    <style:style style:name="WW8Num8z2" style:family="text"/>
    <style:style style:name="WW8Num8z1" style:family="text"/>
    <style:style style:name="WW8Num8z0" style:family="text"/>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2" style:family="text"/>
    <style:style style:name="WW8Num6z1" style:family="text"/>
    <style:style style:name="WW8Num6z0" style:family="text">
      <style:text-properties style:font-name="Times New Roman" fo:font-family="'Times New Roman'" style:font-family-generic="roman" style:font-pitch="variable" fo:font-size="14pt" fo:font-style="normal" style:text-underline-style="none" fo:font-weight="normal" style:font-size-asian="14pt" style:font-style-asian="normal" style:font-weight-asian="normal" style:font-name-complex="Times New Roman" style:font-family-complex="'Times New Roman'" style:font-family-generic-complex="roman" style:font-pitch-complex="variable"/>
    </style:style>
    <style:style style:name="WW8Num5z8" style:family="text"/>
    <style:style style:name="WW8Num5z7" style:family="text"/>
    <style:style style:name="WW8Num5z6" style:family="text"/>
    <style:style style:name="WW8Num5z5" style:family="text"/>
    <style:style style:name="WW8Num5z4" style:family="text"/>
    <style:style style:name="WW8Num5z3" style:family="text"/>
    <style:style style:name="WW8Num5z2" style:family="text"/>
    <style:style style:name="WW8Num5z1" style:family="text"/>
    <style:style style:name="WW8Num5z0" style:family="text">
      <style:text-properties style:font-name="Times New Roman" fo:font-family="'Times New Roman'" style:font-family-generic="roman" style:font-pitch="variable" fo:font-size="14pt" fo:font-style="normal" style:text-underline-style="none" fo:font-weight="normal" style:font-name-asian="Times New Roman" style:font-family-asian="'Times New Roman'" style:font-family-generic-asian="roman" style:font-pitch-asian="variable" style:font-size-asian="14pt" style:language-asian="nb" style:country-asian="NO" style:font-style-asian="normal" style:font-weight-asian="normal" style:font-name-complex="Times New Roman" style:font-family-complex="'Times New Roman'" style:font-family-generic-complex="roman" style:font-pitch-complex="variable" style:font-size-complex="12pt"/>
    </style:style>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4z2" style:family="text"/>
    <style:style style:name="WW8Num4z1" style:family="text"/>
    <style:style style:name="WW8Num4z0" style:family="text">
      <style:text-properties style:font-name="Times New Roman" fo:font-family="'Times New Roman'" style:font-family-generic="roman" style:font-pitch="variable" fo:font-size="14pt" fo:font-style="normal" style:text-underline-style="none" fo:font-weight="normal" style:font-size-asian="14pt" style:font-style-asian="normal" style:font-weight-asian="normal" style:font-name-complex="Times New Roman" style:font-family-complex="'Times New Roman'" style:font-family-generic-complex="roman" style:font-pitch-complex="variable"/>
    </style:style>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WW8Num3z0" style:family="text"/>
    <style:style style:name="WW8Num2z8" style:family="text"/>
    <style:style style:name="WW8Num2z7" style:family="text"/>
    <style:style style:name="WW8Num2z6" style:family="text"/>
    <style:style style:name="WW8Num2z5" style:family="text"/>
    <style:style style:name="WW8Num2z4" style:family="text"/>
    <style:style style:name="WW8Num2z3" style:family="text"/>
    <style:style style:name="WW8Num2z2" style:family="text"/>
    <style:style style:name="WW8Num2z1" style:family="text"/>
    <style:style style:name="WW8Num2z0" style:family="text"/>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0.635cm"/>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ers Bolt-Evensen</meta:initial-creator>
    <meta:creation-date>2015-09-15T13:00:47.590037827</meta:creation-date>
    <dc:date>2015-09-30T08:17:29.723913927</dc:date>
    <dc:creator>Anders Bolt-Evensen</dc:creator>
    <meta:editing-duration>PT1H26M54S</meta:editing-duration>
    <meta:editing-cycles>37</meta:editing-cycles>
    <meta:generator>LibreOffice/5.0.2.2$FreeBSD_X86_64 LibreOffice_project/00m0$Build-2</meta:generator>
    <meta:document-statistic meta:table-count="4" meta:image-count="0" meta:object-count="0" meta:page-count="10" meta:paragraph-count="253" meta:word-count="3526" meta:character-count="23832" meta:non-whitespace-character-count="20411"/>
  </office:meta>
</office:document-meta>
</file>